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7mm" svg:height="90.04mm" svg:x="5.23mm" svg:y="385.15mm">
            <draw:object draw:notify-on-update-of-ranges="Лист1.A1:Лист1.A1 Лист1.A2:Лист1.A84 Лист1.C1:Лист1.C1 Лист1.C2:Лист1.C84 Лист1.A2:Лист1.A84 Лист1.D1:Лист1.D1 Лист1.D2:Лист1.D84 Лист1.A2:Лист1.A84 Лист1.E1:Лист1.E1 Лист1.E2:Лист1.E84 Лист1.A2:Лист1.A84 Лист1.F1:Лист1.F1 Лист1.F2:Лист1.F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66.58mm" svg:y="386.48mm">
            <draw:object draw:notify-on-update-of-ranges="Лист1.A1:Лист1.A1 Лист1.A2:Лист1.A84 Лист1.H1:Лист1.H1 Лист1.H2:Лист1.H84 Лист1.I1:Лист1.I1 Лист1.I2:Лист1.I84 Лист1.A2:Лист1.A84 Лист1.J1:Лист1.J1 Лист1.J2:Лист1.J84 Лист1.A2:Лист1.A84 Лист1.K1:Лист1.K1 Лист1.K2:Лист1.K84 Лист1.A2:Лист1.A8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4mm" svg:x="102.42mm" svg:y="487.41mm">
            <draw:object draw:notify-on-update-of-ranges="Лист1.A1:Лист1.A1 Лист1.A2:Лист1.A84 Лист1.M1:Лист1.M1 Лист1.M2:Лист1.M8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m Total</text:p>
          </table:table-cell>
          <table:table-cell office:value-type="string" calcext:value-type="string">
            <text:p>Mem Free</text:p>
          </table:table-cell>
          <table:table-cell office:value-type="string" calcext:value-type="string">
            <text:p>Mem Used</text:p>
          </table:table-cell>
          <table:table-cell office:value-type="string" calcext:value-type="string">
            <text:p>Mem buff/cache</text:p>
          </table:table-cell>
          <table:table-cell/>
          <table:table-cell office:value-type="string" calcext:value-type="string">
            <text:p>Swap Total</text:p>
          </table:table-cell>
          <table:table-cell office:value-type="string" calcext:value-type="string">
            <text:p>Swap Free</text:p>
          </table:table-cell>
          <table:table-cell office:value-type="string" calcext:value-type="string">
            <text:p>Swap Used</text:p>
          </table:table-cell>
          <table:table-cell office:value-type="string" calcext:value-type="string">
            <text:p>Swap availiable Mem</text:p>
          </table:table-cell>
          <table:table-cell/>
          <table:table-cell office:value-type="string" calcext:value-type="string">
            <text:p>mem.sh VIRT</text:p>
          </table:table-cell>
          <table:table-cell office:value-type="string" calcext:value-type="string">
            <text:p>mem.sh RES</text:p>
          </table:table-cell>
          <table:table-cell office:value-type="string" calcext:value-type="string">
            <text:p>mem.sh percent of memo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5153148" calcext:value-type="float">
            <text:p>5153148</text:p>
          </table:table-cell>
          <table:table-cell office:value-type="float" office:value="1637904" calcext:value-type="float">
            <text:p>1637904</text:p>
          </table:table-cell>
          <table:table-cell office:value-type="float" office:value="1244624" calcext:value-type="float">
            <text:p>124462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09448" calcext:value-type="float">
            <text:p>409448</text:p>
          </table:table-cell>
          <table:table-cell office:value-type="float" office:value="1259120" calcext:value-type="float">
            <text:p>1259120</text:p>
          </table:table-cell>
          <table:table-cell office:value-type="float" office:value="5852176" calcext:value-type="float">
            <text:p>5852176</text:p>
          </table:table-cell>
          <table:table-cell/>
          <table:table-cell office:value-type="float" office:value="92256" calcext:value-type="float">
            <text:p>92256</text:p>
          </table:table-cell>
          <table:table-cell office:value-type="float" office:value="81280" calcext:value-type="float">
            <text:p>81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5079800" calcext:value-type="float">
            <text:p>5079800</text:p>
          </table:table-cell>
          <table:table-cell office:value-type="float" office:value="1715492" calcext:value-type="float">
            <text:p>1715492</text:p>
          </table:table-cell>
          <table:table-cell office:value-type="float" office:value="1240384" calcext:value-type="float">
            <text:p>124038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09448" calcext:value-type="float">
            <text:p>409448</text:p>
          </table:table-cell>
          <table:table-cell office:value-type="float" office:value="1259120" calcext:value-type="float">
            <text:p>1259120</text:p>
          </table:table-cell>
          <table:table-cell office:value-type="float" office:value="5776932" calcext:value-type="float">
            <text:p>5776932</text:p>
          </table:table-cell>
          <table:table-cell/>
          <table:table-cell office:value-type="float" office:value="170400" calcext:value-type="float">
            <text:p>170400</text:p>
          </table:table-cell>
          <table:table-cell office:value-type="float" office:value="159408" calcext:value-type="float">
            <text:p>1594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998624" calcext:value-type="float">
            <text:p>4998624</text:p>
          </table:table-cell>
          <table:table-cell office:value-type="float" office:value="1794660" calcext:value-type="float">
            <text:p>1794660</text:p>
          </table:table-cell>
          <table:table-cell office:value-type="float" office:value="1242392" calcext:value-type="float">
            <text:p>124239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09452" calcext:value-type="float">
            <text:p>409452</text:p>
          </table:table-cell>
          <table:table-cell office:value-type="float" office:value="1259116" calcext:value-type="float">
            <text:p>1259116</text:p>
          </table:table-cell>
          <table:table-cell office:value-type="float" office:value="5700068" calcext:value-type="float">
            <text:p>5700068</text:p>
          </table:table-cell>
          <table:table-cell/>
          <table:table-cell office:value-type="float" office:value="248544" calcext:value-type="float">
            <text:p>248544</text:p>
          </table:table-cell>
          <table:table-cell office:value-type="float" office:value="237536" calcext:value-type="float">
            <text:p>2375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901116" calcext:value-type="float">
            <text:p>4901116</text:p>
          </table:table-cell>
          <table:table-cell office:value-type="float" office:value="1885452" calcext:value-type="float">
            <text:p>1885452</text:p>
          </table:table-cell>
          <table:table-cell office:value-type="float" office:value="1249108" calcext:value-type="float">
            <text:p>124910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09460" calcext:value-type="float">
            <text:p>409460</text:p>
          </table:table-cell>
          <table:table-cell office:value-type="float" office:value="1259108" calcext:value-type="float">
            <text:p>1259108</text:p>
          </table:table-cell>
          <table:table-cell office:value-type="float" office:value="5601308" calcext:value-type="float">
            <text:p>5601308</text:p>
          </table:table-cell>
          <table:table-cell/>
          <table:table-cell office:value-type="float" office:value="326688" calcext:value-type="float">
            <text:p>326688</text:p>
          </table:table-cell>
          <table:table-cell office:value-type="float" office:value="315664" calcext:value-type="float">
            <text:p>315664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824012" calcext:value-type="float">
            <text:p>4824012</text:p>
          </table:table-cell>
          <table:table-cell office:value-type="float" office:value="1965404" calcext:value-type="float">
            <text:p>1965404</text:p>
          </table:table-cell>
          <table:table-cell office:value-type="float" office:value="1246260" calcext:value-type="float">
            <text:p>124626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09460" calcext:value-type="float">
            <text:p>409460</text:p>
          </table:table-cell>
          <table:table-cell office:value-type="float" office:value="1259108" calcext:value-type="float">
            <text:p>1259108</text:p>
          </table:table-cell>
          <table:table-cell office:value-type="float" office:value="5523952" calcext:value-type="float">
            <text:p>5523952</text:p>
          </table:table-cell>
          <table:table-cell/>
          <table:table-cell office:value-type="float" office:value="404832" calcext:value-type="float">
            <text:p>404832</text:p>
          </table:table-cell>
          <table:table-cell office:value-type="float" office:value="393792" calcext:value-type="float">
            <text:p>393792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744380" calcext:value-type="float">
            <text:p>4744380</text:p>
          </table:table-cell>
          <table:table-cell office:value-type="float" office:value="2045996" calcext:value-type="float">
            <text:p>2045996</text:p>
          </table:table-cell>
          <table:table-cell office:value-type="float" office:value="1245300" calcext:value-type="float">
            <text:p>124530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788" calcext:value-type="float">
            <text:p>419788</text:p>
          </table:table-cell>
          <table:table-cell office:value-type="float" office:value="1248780" calcext:value-type="float">
            <text:p>1248780</text:p>
          </table:table-cell>
          <table:table-cell office:value-type="float" office:value="5437452" calcext:value-type="float">
            <text:p>5437452</text:p>
          </table:table-cell>
          <table:table-cell/>
          <table:table-cell office:value-type="float" office:value="482844" calcext:value-type="float">
            <text:p>482844</text:p>
          </table:table-cell>
          <table:table-cell office:value-type="float" office:value="471920" calcext:value-type="float">
            <text:p>471920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663124" calcext:value-type="float">
            <text:p>4663124</text:p>
          </table:table-cell>
          <table:table-cell office:value-type="float" office:value="2126724" calcext:value-type="float">
            <text:p>2126724</text:p>
          </table:table-cell>
          <table:table-cell office:value-type="float" office:value="1245828" calcext:value-type="float">
            <text:p>124582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792" calcext:value-type="float">
            <text:p>419792</text:p>
          </table:table-cell>
          <table:table-cell office:value-type="float" office:value="1248776" calcext:value-type="float">
            <text:p>1248776</text:p>
          </table:table-cell>
          <table:table-cell office:value-type="float" office:value="5364040" calcext:value-type="float">
            <text:p>5364040</text:p>
          </table:table-cell>
          <table:table-cell/>
          <table:table-cell office:value-type="float" office:value="560988" calcext:value-type="float">
            <text:p>560988</text:p>
          </table:table-cell>
          <table:table-cell office:value-type="float" office:value="550048" calcext:value-type="float">
            <text:p>550048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586020" calcext:value-type="float">
            <text:p>4586020</text:p>
          </table:table-cell>
          <table:table-cell office:value-type="float" office:value="2203988" calcext:value-type="float">
            <text:p>2203988</text:p>
          </table:table-cell>
          <table:table-cell office:value-type="float" office:value="1245668" calcext:value-type="float">
            <text:p>124566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792" calcext:value-type="float">
            <text:p>419792</text:p>
          </table:table-cell>
          <table:table-cell office:value-type="float" office:value="1248776" calcext:value-type="float">
            <text:p>1248776</text:p>
          </table:table-cell>
          <table:table-cell office:value-type="float" office:value="5286760" calcext:value-type="float">
            <text:p>5286760</text:p>
          </table:table-cell>
          <table:table-cell/>
          <table:table-cell office:value-type="float" office:value="639132" calcext:value-type="float">
            <text:p>639132</text:p>
          </table:table-cell>
          <table:table-cell office:value-type="float" office:value="628176" calcext:value-type="float">
            <text:p>628176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504884" calcext:value-type="float">
            <text:p>4504884</text:p>
          </table:table-cell>
          <table:table-cell office:value-type="float" office:value="2282204" calcext:value-type="float">
            <text:p>2282204</text:p>
          </table:table-cell>
          <table:table-cell office:value-type="float" office:value="1248588" calcext:value-type="float">
            <text:p>124858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796" calcext:value-type="float">
            <text:p>419796</text:p>
          </table:table-cell>
          <table:table-cell office:value-type="float" office:value="1248772" calcext:value-type="float">
            <text:p>1248772</text:p>
          </table:table-cell>
          <table:table-cell office:value-type="float" office:value="5206344" calcext:value-type="float">
            <text:p>5206344</text:p>
          </table:table-cell>
          <table:table-cell/>
          <table:table-cell office:value-type="float" office:value="717276" calcext:value-type="float">
            <text:p>717276</text:p>
          </table:table-cell>
          <table:table-cell office:value-type="float" office:value="706300" calcext:value-type="float">
            <text:p>706300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426344" calcext:value-type="float">
            <text:p>4426344</text:p>
          </table:table-cell>
          <table:table-cell office:value-type="float" office:value="2361196" calcext:value-type="float">
            <text:p>2361196</text:p>
          </table:table-cell>
          <table:table-cell office:value-type="float" office:value="1248136" calcext:value-type="float">
            <text:p>124813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796" calcext:value-type="float">
            <text:p>419796</text:p>
          </table:table-cell>
          <table:table-cell office:value-type="float" office:value="1248772" calcext:value-type="float">
            <text:p>1248772</text:p>
          </table:table-cell>
          <table:table-cell office:value-type="float" office:value="5127892" calcext:value-type="float">
            <text:p>5127892</text:p>
          </table:table-cell>
          <table:table-cell/>
          <table:table-cell office:value-type="float" office:value="795420" calcext:value-type="float">
            <text:p>795420</text:p>
          </table:table-cell>
          <table:table-cell office:value-type="float" office:value="784432" calcext:value-type="float">
            <text:p>784432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350244" calcext:value-type="float">
            <text:p>4350244</text:p>
          </table:table-cell>
          <table:table-cell office:value-type="float" office:value="2437348" calcext:value-type="float">
            <text:p>2437348</text:p>
          </table:table-cell>
          <table:table-cell office:value-type="float" office:value="1248084" calcext:value-type="float">
            <text:p>124808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796" calcext:value-type="float">
            <text:p>419796</text:p>
          </table:table-cell>
          <table:table-cell office:value-type="float" office:value="1248772" calcext:value-type="float">
            <text:p>1248772</text:p>
          </table:table-cell>
          <table:table-cell office:value-type="float" office:value="5051168" calcext:value-type="float">
            <text:p>5051168</text:p>
          </table:table-cell>
          <table:table-cell/>
          <table:table-cell office:value-type="float" office:value="873564" calcext:value-type="float">
            <text:p>873564</text:p>
          </table:table-cell>
          <table:table-cell office:value-type="float" office:value="862556" calcext:value-type="float">
            <text:p>862556</text:p>
          </table:table-cell>
          <table:table-cell office:value-type="float" office:value="10.7" calcext:value-type="float">
            <text:p>10,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287044" calcext:value-type="float">
            <text:p>4287044</text:p>
          </table:table-cell>
          <table:table-cell office:value-type="float" office:value="2502628" calcext:value-type="float">
            <text:p>2502628</text:p>
          </table:table-cell>
          <table:table-cell office:value-type="float" office:value="1246004" calcext:value-type="float">
            <text:p>124600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796" calcext:value-type="float">
            <text:p>419796</text:p>
          </table:table-cell>
          <table:table-cell office:value-type="float" office:value="1248772" calcext:value-type="float">
            <text:p>1248772</text:p>
          </table:table-cell>
          <table:table-cell office:value-type="float" office:value="4987896" calcext:value-type="float">
            <text:p>4987896</text:p>
          </table:table-cell>
          <table:table-cell/>
          <table:table-cell office:value-type="float" office:value="951708" calcext:value-type="float">
            <text:p>951708</text:p>
          </table:table-cell>
          <table:table-cell office:value-type="float" office:value="940684" calcext:value-type="float">
            <text:p>940684</text:p>
          </table:table-cell>
          <table:table-cell office:value-type="float" office:value="11.7" calcext:value-type="float">
            <text:p>11,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207420" calcext:value-type="float">
            <text:p>4207420</text:p>
          </table:table-cell>
          <table:table-cell office:value-type="float" office:value="2582420" calcext:value-type="float">
            <text:p>2582420</text:p>
          </table:table-cell>
          <table:table-cell office:value-type="float" office:value="1245836" calcext:value-type="float">
            <text:p>124583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796" calcext:value-type="float">
            <text:p>419796</text:p>
          </table:table-cell>
          <table:table-cell office:value-type="float" office:value="1248772" calcext:value-type="float">
            <text:p>1248772</text:p>
          </table:table-cell>
          <table:table-cell office:value-type="float" office:value="4907776" calcext:value-type="float">
            <text:p>4907776</text:p>
          </table:table-cell>
          <table:table-cell/>
          <table:table-cell office:value-type="float" office:value="1029852" calcext:value-type="float">
            <text:p>1029852</text:p>
          </table:table-cell>
          <table:table-cell office:value-type="string" calcext:value-type="string">
            <text:p>994,9m</text:p>
          </table:table-cell>
          <table:table-cell office:value-type="float" office:value="12.7" calcext:value-type="float">
            <text:p>12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131020" calcext:value-type="float">
            <text:p>4131020</text:p>
          </table:table-cell>
          <table:table-cell office:value-type="float" office:value="2658696" calcext:value-type="float">
            <text:p>2658696</text:p>
          </table:table-cell>
          <table:table-cell office:value-type="float" office:value="1245960" calcext:value-type="float">
            <text:p>124596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796" calcext:value-type="float">
            <text:p>419796</text:p>
          </table:table-cell>
          <table:table-cell office:value-type="float" office:value="1248772" calcext:value-type="float">
            <text:p>1248772</text:p>
          </table:table-cell>
          <table:table-cell office:value-type="float" office:value="4830908" calcext:value-type="float">
            <text:p>4830908</text:p>
          </table:table-cell>
          <table:table-cell/>
          <table:table-cell office:value-type="float" office:value="1107864" calcext:value-type="float">
            <text:p>1107864</text:p>
          </table:table-cell>
          <table:table-cell office:value-type="string" calcext:value-type="string">
            <text:p>1,046g</text:p>
          </table:table-cell>
          <table:table-cell office:value-type="float" office:value="13.7" calcext:value-type="float">
            <text:p>13,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051388" calcext:value-type="float">
            <text:p>4051388</text:p>
          </table:table-cell>
          <table:table-cell office:value-type="float" office:value="2738164" calcext:value-type="float">
            <text:p>2738164</text:p>
          </table:table-cell>
          <table:table-cell office:value-type="float" office:value="1246124" calcext:value-type="float">
            <text:p>124612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796" calcext:value-type="float">
            <text:p>419796</text:p>
          </table:table-cell>
          <table:table-cell office:value-type="float" office:value="1248772" calcext:value-type="float">
            <text:p>1248772</text:p>
          </table:table-cell>
          <table:table-cell office:value-type="float" office:value="4753036" calcext:value-type="float">
            <text:p>4753036</text:p>
          </table:table-cell>
          <table:table-cell/>
          <table:table-cell office:value-type="float" office:value="1186008" calcext:value-type="float">
            <text:p>1186008</text:p>
          </table:table-cell>
          <table:table-cell office:value-type="string" calcext:value-type="string">
            <text:p>1,121g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975248" calcext:value-type="float">
            <text:p>3975248</text:p>
          </table:table-cell>
          <table:table-cell office:value-type="float" office:value="2817040" calcext:value-type="float">
            <text:p>2817040</text:p>
          </table:table-cell>
          <table:table-cell office:value-type="float" office:value="1243388" calcext:value-type="float">
            <text:p>124338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00" calcext:value-type="float">
            <text:p>419800</text:p>
          </table:table-cell>
          <table:table-cell office:value-type="float" office:value="1248768" calcext:value-type="float">
            <text:p>1248768</text:p>
          </table:table-cell>
          <table:table-cell office:value-type="float" office:value="4675080" calcext:value-type="float">
            <text:p>4675080</text:p>
          </table:table-cell>
          <table:table-cell/>
          <table:table-cell office:value-type="float" office:value="1264152" calcext:value-type="float">
            <text:p>1264152</text:p>
          </table:table-cell>
          <table:table-cell office:value-type="string" calcext:value-type="string">
            <text:p>1,195g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894328" calcext:value-type="float">
            <text:p>3894328</text:p>
          </table:table-cell>
          <table:table-cell office:value-type="float" office:value="2896588" calcext:value-type="float">
            <text:p>2896588</text:p>
          </table:table-cell>
          <table:table-cell office:value-type="float" office:value="1244760" calcext:value-type="float">
            <text:p>124476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04" calcext:value-type="float">
            <text:p>419804</text:p>
          </table:table-cell>
          <table:table-cell office:value-type="float" office:value="1248764" calcext:value-type="float">
            <text:p>1248764</text:p>
          </table:table-cell>
          <table:table-cell office:value-type="float" office:value="4596692" calcext:value-type="float">
            <text:p>4596692</text:p>
          </table:table-cell>
          <table:table-cell/>
          <table:table-cell office:value-type="float" office:value="1342296" calcext:value-type="float">
            <text:p>1342296</text:p>
          </table:table-cell>
          <table:table-cell office:value-type="string" calcext:value-type="string">
            <text:p>1,270g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814200" calcext:value-type="float">
            <text:p>3814200</text:p>
          </table:table-cell>
          <table:table-cell office:value-type="float" office:value="2974184" calcext:value-type="float">
            <text:p>2974184</text:p>
          </table:table-cell>
          <table:table-cell office:value-type="float" office:value="1247292" calcext:value-type="float">
            <text:p>124729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04" calcext:value-type="float">
            <text:p>419804</text:p>
          </table:table-cell>
          <table:table-cell office:value-type="float" office:value="1248764" calcext:value-type="float">
            <text:p>1248764</text:p>
          </table:table-cell>
          <table:table-cell office:value-type="float" office:value="4516752" calcext:value-type="float">
            <text:p>4516752</text:p>
          </table:table-cell>
          <table:table-cell/>
          <table:table-cell office:value-type="float" office:value="1420440" calcext:value-type="float">
            <text:p>1420440</text:p>
          </table:table-cell>
          <table:table-cell office:value-type="string" calcext:value-type="string">
            <text:p>1,344g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736012" calcext:value-type="float">
            <text:p>3736012</text:p>
          </table:table-cell>
          <table:table-cell office:value-type="float" office:value="3052432" calcext:value-type="float">
            <text:p>3052432</text:p>
          </table:table-cell>
          <table:table-cell office:value-type="float" office:value="1247232" calcext:value-type="float">
            <text:p>124723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08" calcext:value-type="float">
            <text:p>419808</text:p>
          </table:table-cell>
          <table:table-cell office:value-type="float" office:value="1248760" calcext:value-type="float">
            <text:p>1248760</text:p>
          </table:table-cell>
          <table:table-cell office:value-type="float" office:value="4438164" calcext:value-type="float">
            <text:p>4438164</text:p>
          </table:table-cell>
          <table:table-cell/>
          <table:table-cell office:value-type="float" office:value="1498584" calcext:value-type="float">
            <text:p>1498584</text:p>
          </table:table-cell>
          <table:table-cell office:value-type="string" calcext:value-type="string">
            <text:p>1,419g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657120" calcext:value-type="float">
            <text:p>3657120</text:p>
          </table:table-cell>
          <table:table-cell office:value-type="float" office:value="3131352" calcext:value-type="float">
            <text:p>3131352</text:p>
          </table:table-cell>
          <table:table-cell office:value-type="float" office:value="1247204" calcext:value-type="float">
            <text:p>124720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08" calcext:value-type="float">
            <text:p>419808</text:p>
          </table:table-cell>
          <table:table-cell office:value-type="float" office:value="1248760" calcext:value-type="float">
            <text:p>1248760</text:p>
          </table:table-cell>
          <table:table-cell office:value-type="float" office:value="4359168" calcext:value-type="float">
            <text:p>4359168</text:p>
          </table:table-cell>
          <table:table-cell/>
          <table:table-cell office:value-type="float" office:value="1576728" calcext:value-type="float">
            <text:p>1576728</text:p>
          </table:table-cell>
          <table:table-cell office:value-type="string" calcext:value-type="string">
            <text:p>1,493g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578792" calcext:value-type="float">
            <text:p>3578792</text:p>
          </table:table-cell>
          <table:table-cell office:value-type="float" office:value="3209584" calcext:value-type="float">
            <text:p>3209584</text:p>
          </table:table-cell>
          <table:table-cell office:value-type="float" office:value="1247300" calcext:value-type="float">
            <text:p>124730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08" calcext:value-type="float">
            <text:p>419808</text:p>
          </table:table-cell>
          <table:table-cell office:value-type="float" office:value="1248760" calcext:value-type="float">
            <text:p>1248760</text:p>
          </table:table-cell>
          <table:table-cell office:value-type="float" office:value="4280448" calcext:value-type="float">
            <text:p>4280448</text:p>
          </table:table-cell>
          <table:table-cell/>
          <table:table-cell office:value-type="float" office:value="1654872" calcext:value-type="float">
            <text:p>1654872</text:p>
          </table:table-cell>
          <table:table-cell office:value-type="string" calcext:value-type="string">
            <text:p>1,568g</text:p>
          </table:table-cell>
          <table:table-cell office:value-type="float" office:value="20.5" calcext:value-type="float">
            <text:p>20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500200" calcext:value-type="float">
            <text:p>3500200</text:p>
          </table:table-cell>
          <table:table-cell office:value-type="float" office:value="3287796" calcext:value-type="float">
            <text:p>3287796</text:p>
          </table:table-cell>
          <table:table-cell office:value-type="float" office:value="1247680" calcext:value-type="float">
            <text:p>124768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08" calcext:value-type="float">
            <text:p>419808</text:p>
          </table:table-cell>
          <table:table-cell office:value-type="float" office:value="1248760" calcext:value-type="float">
            <text:p>1248760</text:p>
          </table:table-cell>
          <table:table-cell office:value-type="float" office:value="4202588" calcext:value-type="float">
            <text:p>4202588</text:p>
          </table:table-cell>
          <table:table-cell/>
          <table:table-cell office:value-type="float" office:value="1732884" calcext:value-type="float">
            <text:p>1732884</text:p>
          </table:table-cell>
          <table:table-cell office:value-type="string" calcext:value-type="string">
            <text:p>1,642g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420828" calcext:value-type="float">
            <text:p>3420828</text:p>
          </table:table-cell>
          <table:table-cell office:value-type="float" office:value="3367260" calcext:value-type="float">
            <text:p>3367260</text:p>
          </table:table-cell>
          <table:table-cell office:value-type="float" office:value="1247588" calcext:value-type="float">
            <text:p>124758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32" calcext:value-type="float">
            <text:p>419832</text:p>
          </table:table-cell>
          <table:table-cell office:value-type="float" office:value="1248736" calcext:value-type="float">
            <text:p>1248736</text:p>
          </table:table-cell>
          <table:table-cell office:value-type="float" office:value="4123884" calcext:value-type="float">
            <text:p>4123884</text:p>
          </table:table-cell>
          <table:table-cell/>
          <table:table-cell office:value-type="float" office:value="1811028" calcext:value-type="float">
            <text:p>1811028</text:p>
          </table:table-cell>
          <table:table-cell office:value-type="string" calcext:value-type="string">
            <text:p>1,717g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345700" calcext:value-type="float">
            <text:p>3345700</text:p>
          </table:table-cell>
          <table:table-cell office:value-type="float" office:value="3445332" calcext:value-type="float">
            <text:p>3445332</text:p>
          </table:table-cell>
          <table:table-cell office:value-type="float" office:value="1244644" calcext:value-type="float">
            <text:p>124464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32" calcext:value-type="float">
            <text:p>419832</text:p>
          </table:table-cell>
          <table:table-cell office:value-type="float" office:value="1248736" calcext:value-type="float">
            <text:p>1248736</text:p>
          </table:table-cell>
          <table:table-cell office:value-type="float" office:value="4048180" calcext:value-type="float">
            <text:p>4048180</text:p>
          </table:table-cell>
          <table:table-cell/>
          <table:table-cell office:value-type="float" office:value="1889172" calcext:value-type="float">
            <text:p>1889172</text:p>
          </table:table-cell>
          <table:table-cell office:value-type="string" calcext:value-type="string">
            <text:p>1,791g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265516" calcext:value-type="float">
            <text:p>3265516</text:p>
          </table:table-cell>
          <table:table-cell office:value-type="float" office:value="3522656" calcext:value-type="float">
            <text:p>3522656</text:p>
          </table:table-cell>
          <table:table-cell office:value-type="float" office:value="1247504" calcext:value-type="float">
            <text:p>124750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32" calcext:value-type="float">
            <text:p>419832</text:p>
          </table:table-cell>
          <table:table-cell office:value-type="float" office:value="1248736" calcext:value-type="float">
            <text:p>1248736</text:p>
          </table:table-cell>
          <table:table-cell office:value-type="float" office:value="3967848" calcext:value-type="float">
            <text:p>3967848</text:p>
          </table:table-cell>
          <table:table-cell/>
          <table:table-cell office:value-type="float" office:value="1967316" calcext:value-type="float">
            <text:p>1967316</text:p>
          </table:table-cell>
          <table:table-cell office:value-type="string" calcext:value-type="string">
            <text:p>1,866g</text:p>
          </table:table-cell>
          <table:table-cell office:value-type="float" office:value="24.3" calcext:value-type="float">
            <text:p>24,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187972" calcext:value-type="float">
            <text:p>3187972</text:p>
          </table:table-cell>
          <table:table-cell office:value-type="float" office:value="3600376" calcext:value-type="float">
            <text:p>3600376</text:p>
          </table:table-cell>
          <table:table-cell office:value-type="float" office:value="1247328" calcext:value-type="float">
            <text:p>124732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32" calcext:value-type="float">
            <text:p>419832</text:p>
          </table:table-cell>
          <table:table-cell office:value-type="float" office:value="1248736" calcext:value-type="float">
            <text:p>1248736</text:p>
          </table:table-cell>
          <table:table-cell office:value-type="float" office:value="3889848" calcext:value-type="float">
            <text:p>3889848</text:p>
          </table:table-cell>
          <table:table-cell/>
          <table:table-cell office:value-type="float" office:value="2045460" calcext:value-type="float">
            <text:p>2045460</text:p>
          </table:table-cell>
          <table:table-cell office:value-type="string" calcext:value-type="string">
            <text:p>1,940g</text:p>
          </table:table-cell>
          <table:table-cell office:value-type="float" office:value="25.3" calcext:value-type="float">
            <text:p>25,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107308" calcext:value-type="float">
            <text:p>3107308</text:p>
          </table:table-cell>
          <table:table-cell office:value-type="float" office:value="3680164" calcext:value-type="float">
            <text:p>3680164</text:p>
          </table:table-cell>
          <table:table-cell office:value-type="float" office:value="1248204" calcext:value-type="float">
            <text:p>124820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36" calcext:value-type="float">
            <text:p>419836</text:p>
          </table:table-cell>
          <table:table-cell office:value-type="float" office:value="1248732" calcext:value-type="float">
            <text:p>1248732</text:p>
          </table:table-cell>
          <table:table-cell office:value-type="float" office:value="3810100" calcext:value-type="float">
            <text:p>3810100</text:p>
          </table:table-cell>
          <table:table-cell/>
          <table:table-cell office:value-type="float" office:value="2123604" calcext:value-type="float">
            <text:p>2123604</text:p>
          </table:table-cell>
          <table:table-cell office:value-type="string" calcext:value-type="string">
            <text:p>2,015g</text:p>
          </table:table-cell>
          <table:table-cell office:value-type="float" office:value="26.3" calcext:value-type="float">
            <text:p>26,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027172" calcext:value-type="float">
            <text:p>3027172</text:p>
          </table:table-cell>
          <table:table-cell office:value-type="float" office:value="3759812" calcext:value-type="float">
            <text:p>3759812</text:p>
          </table:table-cell>
          <table:table-cell office:value-type="float" office:value="1248692" calcext:value-type="float">
            <text:p>124869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36" calcext:value-type="float">
            <text:p>419836</text:p>
          </table:table-cell>
          <table:table-cell office:value-type="float" office:value="1248732" calcext:value-type="float">
            <text:p>1248732</text:p>
          </table:table-cell>
          <table:table-cell office:value-type="float" office:value="3730160" calcext:value-type="float">
            <text:p>3730160</text:p>
          </table:table-cell>
          <table:table-cell/>
          <table:table-cell office:value-type="float" office:value="2201748" calcext:value-type="float">
            <text:p>2201748</text:p>
          </table:table-cell>
          <table:table-cell office:value-type="string" calcext:value-type="string">
            <text:p>2,089g</text:p>
          </table:table-cell>
          <table:table-cell office:value-type="float" office:value="27.3" calcext:value-type="float">
            <text:p>27,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948620" calcext:value-type="float">
            <text:p>2948620</text:p>
          </table:table-cell>
          <table:table-cell office:value-type="float" office:value="3838336" calcext:value-type="float">
            <text:p>3838336</text:p>
          </table:table-cell>
          <table:table-cell office:value-type="float" office:value="1248720" calcext:value-type="float">
            <text:p>124872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36" calcext:value-type="float">
            <text:p>419836</text:p>
          </table:table-cell>
          <table:table-cell office:value-type="float" office:value="1248732" calcext:value-type="float">
            <text:p>1248732</text:p>
          </table:table-cell>
          <table:table-cell office:value-type="float" office:value="3652336" calcext:value-type="float">
            <text:p>3652336</text:p>
          </table:table-cell>
          <table:table-cell/>
          <table:table-cell office:value-type="float" office:value="2279892" calcext:value-type="float">
            <text:p>2279892</text:p>
          </table:table-cell>
          <table:table-cell office:value-type="string" calcext:value-type="string">
            <text:p>2,164g</text:p>
          </table:table-cell>
          <table:table-cell office:value-type="float" office:value="28.2" calcext:value-type="float">
            <text:p>28,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870404" calcext:value-type="float">
            <text:p>2870404</text:p>
          </table:table-cell>
          <table:table-cell office:value-type="float" office:value="3916956" calcext:value-type="float">
            <text:p>3916956</text:p>
          </table:table-cell>
          <table:table-cell office:value-type="float" office:value="1248316" calcext:value-type="float">
            <text:p>124831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36" calcext:value-type="float">
            <text:p>419836</text:p>
          </table:table-cell>
          <table:table-cell office:value-type="float" office:value="1248732" calcext:value-type="float">
            <text:p>1248732</text:p>
          </table:table-cell>
          <table:table-cell office:value-type="float" office:value="3572980" calcext:value-type="float">
            <text:p>3572980</text:p>
          </table:table-cell>
          <table:table-cell/>
          <table:table-cell office:value-type="float" office:value="2357904" calcext:value-type="float">
            <text:p>2357904</text:p>
          </table:table-cell>
          <table:table-cell office:value-type="string" calcext:value-type="string">
            <text:p>2,238g</text:p>
          </table:table-cell>
          <table:table-cell office:value-type="float" office:value="29.2" calcext:value-type="float">
            <text:p>29,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791552" calcext:value-type="float">
            <text:p>2791552</text:p>
          </table:table-cell>
          <table:table-cell office:value-type="float" office:value="3995916" calcext:value-type="float">
            <text:p>3995916</text:p>
          </table:table-cell>
          <table:table-cell office:value-type="float" office:value="1248208" calcext:value-type="float">
            <text:p>124820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36" calcext:value-type="float">
            <text:p>419836</text:p>
          </table:table-cell>
          <table:table-cell office:value-type="float" office:value="1248732" calcext:value-type="float">
            <text:p>1248732</text:p>
          </table:table-cell>
          <table:table-cell office:value-type="float" office:value="3494772" calcext:value-type="float">
            <text:p>3494772</text:p>
          </table:table-cell>
          <table:table-cell/>
          <table:table-cell office:value-type="float" office:value="2436048" calcext:value-type="float">
            <text:p>2436048</text:p>
          </table:table-cell>
          <table:table-cell office:value-type="string" calcext:value-type="string">
            <text:p>2,313g</text:p>
          </table:table-cell>
          <table:table-cell office:value-type="float" office:value="30.2" calcext:value-type="float">
            <text:p>30,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712960" calcext:value-type="float">
            <text:p>2712960</text:p>
          </table:table-cell>
          <table:table-cell office:value-type="float" office:value="4074500" calcext:value-type="float">
            <text:p>4074500</text:p>
          </table:table-cell>
          <table:table-cell office:value-type="float" office:value="1248216" calcext:value-type="float">
            <text:p>124821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36" calcext:value-type="float">
            <text:p>419836</text:p>
          </table:table-cell>
          <table:table-cell office:value-type="float" office:value="1248732" calcext:value-type="float">
            <text:p>1248732</text:p>
          </table:table-cell>
          <table:table-cell office:value-type="float" office:value="3416368" calcext:value-type="float">
            <text:p>3416368</text:p>
          </table:table-cell>
          <table:table-cell/>
          <table:table-cell office:value-type="float" office:value="2514192" calcext:value-type="float">
            <text:p>2514192</text:p>
          </table:table-cell>
          <table:table-cell office:value-type="string" calcext:value-type="string">
            <text:p>2,387g</text:p>
          </table:table-cell>
          <table:table-cell office:value-type="float" office:value="31.2" calcext:value-type="float">
            <text:p>31,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635060" calcext:value-type="float">
            <text:p>2635060</text:p>
          </table:table-cell>
          <table:table-cell office:value-type="float" office:value="4152408" calcext:value-type="float">
            <text:p>4152408</text:p>
          </table:table-cell>
          <table:table-cell office:value-type="float" office:value="1248208" calcext:value-type="float">
            <text:p>124820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36" calcext:value-type="float">
            <text:p>419836</text:p>
          </table:table-cell>
          <table:table-cell office:value-type="float" office:value="1248732" calcext:value-type="float">
            <text:p>1248732</text:p>
          </table:table-cell>
          <table:table-cell office:value-type="float" office:value="3337612" calcext:value-type="float">
            <text:p>3337612</text:p>
          </table:table-cell>
          <table:table-cell/>
          <table:table-cell office:value-type="float" office:value="2592336" calcext:value-type="float">
            <text:p>2592336</text:p>
          </table:table-cell>
          <table:table-cell office:value-type="string" calcext:value-type="string">
            <text:p>2,462g</text:p>
          </table:table-cell>
          <table:table-cell office:value-type="float" office:value="32.1" calcext:value-type="float">
            <text:p>32,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556112" calcext:value-type="float">
            <text:p>2556112</text:p>
          </table:table-cell>
          <table:table-cell office:value-type="float" office:value="4231324" calcext:value-type="float">
            <text:p>4231324</text:p>
          </table:table-cell>
          <table:table-cell office:value-type="float" office:value="1248240" calcext:value-type="float">
            <text:p>124824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36" calcext:value-type="float">
            <text:p>419836</text:p>
          </table:table-cell>
          <table:table-cell office:value-type="float" office:value="1248732" calcext:value-type="float">
            <text:p>1248732</text:p>
          </table:table-cell>
          <table:table-cell office:value-type="float" office:value="3259892" calcext:value-type="float">
            <text:p>3259892</text:p>
          </table:table-cell>
          <table:table-cell/>
          <table:table-cell office:value-type="float" office:value="2670480" calcext:value-type="float">
            <text:p>2670480</text:p>
          </table:table-cell>
          <table:table-cell office:value-type="string" calcext:value-type="string">
            <text:p>2,536g</text:p>
          </table:table-cell>
          <table:table-cell office:value-type="float" office:value="33.1" calcext:value-type="float">
            <text:p>33,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479292" calcext:value-type="float">
            <text:p>2479292</text:p>
          </table:table-cell>
          <table:table-cell office:value-type="float" office:value="4308168" calcext:value-type="float">
            <text:p>4308168</text:p>
          </table:table-cell>
          <table:table-cell office:value-type="float" office:value="1248216" calcext:value-type="float">
            <text:p>124821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36" calcext:value-type="float">
            <text:p>419836</text:p>
          </table:table-cell>
          <table:table-cell office:value-type="float" office:value="1248732" calcext:value-type="float">
            <text:p>1248732</text:p>
          </table:table-cell>
          <table:table-cell office:value-type="float" office:value="3182096" calcext:value-type="float">
            <text:p>3182096</text:p>
          </table:table-cell>
          <table:table-cell/>
          <table:table-cell office:value-type="float" office:value="2748624" calcext:value-type="float">
            <text:p>2748624</text:p>
          </table:table-cell>
          <table:table-cell office:value-type="string" calcext:value-type="string">
            <text:p>2,611g</text:p>
          </table:table-cell>
          <table:table-cell office:value-type="float" office:value="34.1" calcext:value-type="float">
            <text:p>34,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400840" calcext:value-type="float">
            <text:p>2400840</text:p>
          </table:table-cell>
          <table:table-cell office:value-type="float" office:value="4386620" calcext:value-type="float">
            <text:p>4386620</text:p>
          </table:table-cell>
          <table:table-cell office:value-type="float" office:value="1248216" calcext:value-type="float">
            <text:p>124821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36" calcext:value-type="float">
            <text:p>419836</text:p>
          </table:table-cell>
          <table:table-cell office:value-type="float" office:value="1248732" calcext:value-type="float">
            <text:p>1248732</text:p>
          </table:table-cell>
          <table:table-cell office:value-type="float" office:value="3103928" calcext:value-type="float">
            <text:p>3103928</text:p>
          </table:table-cell>
          <table:table-cell/>
          <table:table-cell office:value-type="float" office:value="2826768" calcext:value-type="float">
            <text:p>2826768</text:p>
          </table:table-cell>
          <table:table-cell office:value-type="string" calcext:value-type="string">
            <text:p>2,685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321696" calcext:value-type="float">
            <text:p>2321696</text:p>
          </table:table-cell>
          <table:table-cell office:value-type="float" office:value="4464956" calcext:value-type="float">
            <text:p>4464956</text:p>
          </table:table-cell>
          <table:table-cell office:value-type="float" office:value="1249024" calcext:value-type="float">
            <text:p>124902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40" calcext:value-type="float">
            <text:p>419840</text:p>
          </table:table-cell>
          <table:table-cell office:value-type="float" office:value="1248728" calcext:value-type="float">
            <text:p>1248728</text:p>
          </table:table-cell>
          <table:table-cell office:value-type="float" office:value="3025844" calcext:value-type="float">
            <text:p>3025844</text:p>
          </table:table-cell>
          <table:table-cell/>
          <table:table-cell office:value-type="float" office:value="2904912" calcext:value-type="float">
            <text:p>2904912</text:p>
          </table:table-cell>
          <table:table-cell office:value-type="string" calcext:value-type="string">
            <text:p>2,760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241892" calcext:value-type="float">
            <text:p>2241892</text:p>
          </table:table-cell>
          <table:table-cell office:value-type="float" office:value="4544636" calcext:value-type="float">
            <text:p>4544636</text:p>
          </table:table-cell>
          <table:table-cell office:value-type="float" office:value="1249148" calcext:value-type="float">
            <text:p>124914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40" calcext:value-type="float">
            <text:p>419840</text:p>
          </table:table-cell>
          <table:table-cell office:value-type="float" office:value="1248728" calcext:value-type="float">
            <text:p>1248728</text:p>
          </table:table-cell>
          <table:table-cell office:value-type="float" office:value="2945120" calcext:value-type="float">
            <text:p>2945120</text:p>
          </table:table-cell>
          <table:table-cell/>
          <table:table-cell office:value-type="float" office:value="2982924" calcext:value-type="float">
            <text:p>2982924</text:p>
          </table:table-cell>
          <table:table-cell office:value-type="string" calcext:value-type="string">
            <text:p>2,834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160976" calcext:value-type="float">
            <text:p>2160976</text:p>
          </table:table-cell>
          <table:table-cell office:value-type="float" office:value="4625644" calcext:value-type="float">
            <text:p>4625644</text:p>
          </table:table-cell>
          <table:table-cell office:value-type="float" office:value="1249056" calcext:value-type="float">
            <text:p>124905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40" calcext:value-type="float">
            <text:p>419840</text:p>
          </table:table-cell>
          <table:table-cell office:value-type="float" office:value="1248728" calcext:value-type="float">
            <text:p>1248728</text:p>
          </table:table-cell>
          <table:table-cell office:value-type="float" office:value="2865776" calcext:value-type="float">
            <text:p>2865776</text:p>
          </table:table-cell>
          <table:table-cell/>
          <table:table-cell office:value-type="float" office:value="3061068" calcext:value-type="float">
            <text:p>3061068</text:p>
          </table:table-cell>
          <table:table-cell office:value-type="string" calcext:value-type="string">
            <text:p>2,909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082768" calcext:value-type="float">
            <text:p>2082768</text:p>
          </table:table-cell>
          <table:table-cell office:value-type="float" office:value="4703676" calcext:value-type="float">
            <text:p>4703676</text:p>
          </table:table-cell>
          <table:table-cell office:value-type="float" office:value="1249232" calcext:value-type="float">
            <text:p>124923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40" calcext:value-type="float">
            <text:p>419840</text:p>
          </table:table-cell>
          <table:table-cell office:value-type="float" office:value="1248728" calcext:value-type="float">
            <text:p>1248728</text:p>
          </table:table-cell>
          <table:table-cell office:value-type="float" office:value="2786876" calcext:value-type="float">
            <text:p>2786876</text:p>
          </table:table-cell>
          <table:table-cell/>
          <table:table-cell office:value-type="float" office:value="3139212" calcext:value-type="float">
            <text:p>3139212</text:p>
          </table:table-cell>
          <table:table-cell office:value-type="string" calcext:value-type="string">
            <text:p>2,983g</text:p>
          </table:table-cell>
          <table:table-cell office:value-type="float" office:value="38.9" calcext:value-type="float">
            <text:p>38,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004396" calcext:value-type="float">
            <text:p>2004396</text:p>
          </table:table-cell>
          <table:table-cell office:value-type="float" office:value="4782152" calcext:value-type="float">
            <text:p>4782152</text:p>
          </table:table-cell>
          <table:table-cell office:value-type="float" office:value="1249128" calcext:value-type="float">
            <text:p>124912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40" calcext:value-type="float">
            <text:p>419840</text:p>
          </table:table-cell>
          <table:table-cell office:value-type="float" office:value="1248728" calcext:value-type="float">
            <text:p>1248728</text:p>
          </table:table-cell>
          <table:table-cell office:value-type="float" office:value="2708216" calcext:value-type="float">
            <text:p>2708216</text:p>
          </table:table-cell>
          <table:table-cell/>
          <table:table-cell office:value-type="float" office:value="3217356" calcext:value-type="float">
            <text:p>3217356</text:p>
          </table:table-cell>
          <table:table-cell office:value-type="string" calcext:value-type="string">
            <text:p>3,058g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926144" calcext:value-type="float">
            <text:p>1926144</text:p>
          </table:table-cell>
          <table:table-cell office:value-type="float" office:value="4860404" calcext:value-type="float">
            <text:p>4860404</text:p>
          </table:table-cell>
          <table:table-cell office:value-type="float" office:value="1249128" calcext:value-type="float">
            <text:p>124912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40" calcext:value-type="float">
            <text:p>419840</text:p>
          </table:table-cell>
          <table:table-cell office:value-type="float" office:value="1248728" calcext:value-type="float">
            <text:p>1248728</text:p>
          </table:table-cell>
          <table:table-cell office:value-type="float" office:value="2630132" calcext:value-type="float">
            <text:p>2630132</text:p>
          </table:table-cell>
          <table:table-cell/>
          <table:table-cell office:value-type="float" office:value="3295500" calcext:value-type="float">
            <text:p>3295500</text:p>
          </table:table-cell>
          <table:table-cell office:value-type="string" calcext:value-type="string">
            <text:p>3,132g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847016" calcext:value-type="float">
            <text:p>1847016</text:p>
          </table:table-cell>
          <table:table-cell office:value-type="float" office:value="4939692" calcext:value-type="float">
            <text:p>4939692</text:p>
          </table:table-cell>
          <table:table-cell office:value-type="float" office:value="1248968" calcext:value-type="float">
            <text:p>124896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40" calcext:value-type="float">
            <text:p>419840</text:p>
          </table:table-cell>
          <table:table-cell office:value-type="float" office:value="1248728" calcext:value-type="float">
            <text:p>1248728</text:p>
          </table:table-cell>
          <table:table-cell office:value-type="float" office:value="2551548" calcext:value-type="float">
            <text:p>2551548</text:p>
          </table:table-cell>
          <table:table-cell/>
          <table:table-cell office:value-type="float" office:value="3373644" calcext:value-type="float">
            <text:p>3373644</text:p>
          </table:table-cell>
          <table:table-cell office:value-type="string" calcext:value-type="string">
            <text:p>3,207g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768848" calcext:value-type="float">
            <text:p>1768848</text:p>
          </table:table-cell>
          <table:table-cell office:value-type="float" office:value="5017684" calcext:value-type="float">
            <text:p>5017684</text:p>
          </table:table-cell>
          <table:table-cell office:value-type="float" office:value="1249144" calcext:value-type="float">
            <text:p>124914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40" calcext:value-type="float">
            <text:p>419840</text:p>
          </table:table-cell>
          <table:table-cell office:value-type="float" office:value="1248728" calcext:value-type="float">
            <text:p>1248728</text:p>
          </table:table-cell>
          <table:table-cell office:value-type="float" office:value="2473440" calcext:value-type="float">
            <text:p>2473440</text:p>
          </table:table-cell>
          <table:table-cell/>
          <table:table-cell office:value-type="float" office:value="3451788" calcext:value-type="float">
            <text:p>3451788</text:p>
          </table:table-cell>
          <table:table-cell office:value-type="string" calcext:value-type="string">
            <text:p>3,281g</text:p>
          </table:table-cell>
          <table:table-cell office:value-type="float" office:value="42.8" calcext:value-type="float">
            <text:p>42,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691816" calcext:value-type="float">
            <text:p>1691816</text:p>
          </table:table-cell>
          <table:table-cell office:value-type="float" office:value="5094712" calcext:value-type="float">
            <text:p>5094712</text:p>
          </table:table-cell>
          <table:table-cell office:value-type="float" office:value="1249148" calcext:value-type="float">
            <text:p>124914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40" calcext:value-type="float">
            <text:p>419840</text:p>
          </table:table-cell>
          <table:table-cell office:value-type="float" office:value="1248728" calcext:value-type="float">
            <text:p>1248728</text:p>
          </table:table-cell>
          <table:table-cell office:value-type="float" office:value="2396548" calcext:value-type="float">
            <text:p>2396548</text:p>
          </table:table-cell>
          <table:table-cell/>
          <table:table-cell office:value-type="float" office:value="3529932" calcext:value-type="float">
            <text:p>3529932</text:p>
          </table:table-cell>
          <table:table-cell office:value-type="string" calcext:value-type="string">
            <text:p>3,356g</text:p>
          </table:table-cell>
          <table:table-cell office:value-type="float" office:value="43.8" calcext:value-type="float">
            <text:p>43,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614412" calcext:value-type="float">
            <text:p>1614412</text:p>
          </table:table-cell>
          <table:table-cell office:value-type="float" office:value="5172116" calcext:value-type="float">
            <text:p>5172116</text:p>
          </table:table-cell>
          <table:table-cell office:value-type="float" office:value="1249148" calcext:value-type="float">
            <text:p>124914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40" calcext:value-type="float">
            <text:p>419840</text:p>
          </table:table-cell>
          <table:table-cell office:value-type="float" office:value="1248728" calcext:value-type="float">
            <text:p>1248728</text:p>
          </table:table-cell>
          <table:table-cell office:value-type="float" office:value="2318680" calcext:value-type="float">
            <text:p>2318680</text:p>
          </table:table-cell>
          <table:table-cell/>
          <table:table-cell office:value-type="float" office:value="3607944" calcext:value-type="float">
            <text:p>3607944</text:p>
          </table:table-cell>
          <table:table-cell office:value-type="string" calcext:value-type="string">
            <text:p>3,430g</text:p>
          </table:table-cell>
          <table:table-cell office:value-type="float" office:value="44.8" calcext:value-type="float">
            <text:p>44,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534040" calcext:value-type="float">
            <text:p>1534040</text:p>
          </table:table-cell>
          <table:table-cell office:value-type="float" office:value="5251096" calcext:value-type="float">
            <text:p>5251096</text:p>
          </table:table-cell>
          <table:table-cell office:value-type="float" office:value="1250540" calcext:value-type="float">
            <text:p>125054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40" calcext:value-type="float">
            <text:p>419840</text:p>
          </table:table-cell>
          <table:table-cell office:value-type="float" office:value="1248728" calcext:value-type="float">
            <text:p>1248728</text:p>
          </table:table-cell>
          <table:table-cell office:value-type="float" office:value="2239244" calcext:value-type="float">
            <text:p>2239244</text:p>
          </table:table-cell>
          <table:table-cell/>
          <table:table-cell office:value-type="float" office:value="3686088" calcext:value-type="float">
            <text:p>3686088</text:p>
          </table:table-cell>
          <table:table-cell office:value-type="string" calcext:value-type="string">
            <text:p>3,505g</text:p>
          </table:table-cell>
          <table:table-cell office:value-type="float" office:value="45.7" calcext:value-type="float">
            <text:p>45,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454976" calcext:value-type="float">
            <text:p>1454976</text:p>
          </table:table-cell>
          <table:table-cell office:value-type="float" office:value="5330140" calcext:value-type="float">
            <text:p>5330140</text:p>
          </table:table-cell>
          <table:table-cell office:value-type="float" office:value="1250560" calcext:value-type="float">
            <text:p>125056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40" calcext:value-type="float">
            <text:p>419840</text:p>
          </table:table-cell>
          <table:table-cell office:value-type="float" office:value="1248728" calcext:value-type="float">
            <text:p>1248728</text:p>
          </table:table-cell>
          <table:table-cell office:value-type="float" office:value="2160692" calcext:value-type="float">
            <text:p>2160692</text:p>
          </table:table-cell>
          <table:table-cell/>
          <table:table-cell office:value-type="float" office:value="3764232" calcext:value-type="float">
            <text:p>3764232</text:p>
          </table:table-cell>
          <table:table-cell office:value-type="string" calcext:value-type="string">
            <text:p>3,579g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375940" calcext:value-type="float">
            <text:p>1375940</text:p>
          </table:table-cell>
          <table:table-cell office:value-type="float" office:value="5408664" calcext:value-type="float">
            <text:p>5408664</text:p>
          </table:table-cell>
          <table:table-cell office:value-type="float" office:value="1251072" calcext:value-type="float">
            <text:p>125107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40" calcext:value-type="float">
            <text:p>419840</text:p>
          </table:table-cell>
          <table:table-cell office:value-type="float" office:value="1248728" calcext:value-type="float">
            <text:p>1248728</text:p>
          </table:table-cell>
          <table:table-cell office:value-type="float" office:value="2082164" calcext:value-type="float">
            <text:p>2082164</text:p>
          </table:table-cell>
          <table:table-cell/>
          <table:table-cell office:value-type="float" office:value="3842376" calcext:value-type="float">
            <text:p>3842376</text:p>
          </table:table-cell>
          <table:table-cell office:value-type="string" calcext:value-type="string">
            <text:p>3,654g</text:p>
          </table:table-cell>
          <table:table-cell office:value-type="float" office:value="47.7" calcext:value-type="float">
            <text:p>47,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298484" calcext:value-type="float">
            <text:p>1298484</text:p>
          </table:table-cell>
          <table:table-cell office:value-type="float" office:value="5486084" calcext:value-type="float">
            <text:p>5486084</text:p>
          </table:table-cell>
          <table:table-cell office:value-type="float" office:value="1251108" calcext:value-type="float">
            <text:p>125110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40" calcext:value-type="float">
            <text:p>419840</text:p>
          </table:table-cell>
          <table:table-cell office:value-type="float" office:value="1248728" calcext:value-type="float">
            <text:p>1248728</text:p>
          </table:table-cell>
          <table:table-cell office:value-type="float" office:value="2003644" calcext:value-type="float">
            <text:p>2003644</text:p>
          </table:table-cell>
          <table:table-cell/>
          <table:table-cell office:value-type="float" office:value="3920520" calcext:value-type="float">
            <text:p>3920520</text:p>
          </table:table-cell>
          <table:table-cell office:value-type="string" calcext:value-type="string">
            <text:p>3,728g</text:p>
          </table:table-cell>
          <table:table-cell office:value-type="float" office:value="48.7" calcext:value-type="float">
            <text:p>48,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221264" calcext:value-type="float">
            <text:p>1221264</text:p>
          </table:table-cell>
          <table:table-cell office:value-type="float" office:value="5563840" calcext:value-type="float">
            <text:p>5563840</text:p>
          </table:table-cell>
          <table:table-cell office:value-type="float" office:value="1250572" calcext:value-type="float">
            <text:p>125057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40" calcext:value-type="float">
            <text:p>419840</text:p>
          </table:table-cell>
          <table:table-cell office:value-type="float" office:value="1248728" calcext:value-type="float">
            <text:p>1248728</text:p>
          </table:table-cell>
          <table:table-cell office:value-type="float" office:value="1926276" calcext:value-type="float">
            <text:p>1926276</text:p>
          </table:table-cell>
          <table:table-cell/>
          <table:table-cell office:value-type="float" office:value="3998664" calcext:value-type="float">
            <text:p>3998664</text:p>
          </table:table-cell>
          <table:table-cell office:value-type="string" calcext:value-type="string">
            <text:p>3,803g</text:p>
          </table:table-cell>
          <table:table-cell office:value-type="float" office:value="49.6" calcext:value-type="float">
            <text:p>49,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142944" calcext:value-type="float">
            <text:p>1142944</text:p>
          </table:table-cell>
          <table:table-cell office:value-type="float" office:value="5642160" calcext:value-type="float">
            <text:p>5642160</text:p>
          </table:table-cell>
          <table:table-cell office:value-type="float" office:value="1250572" calcext:value-type="float">
            <text:p>125057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40" calcext:value-type="float">
            <text:p>419840</text:p>
          </table:table-cell>
          <table:table-cell office:value-type="float" office:value="1248728" calcext:value-type="float">
            <text:p>1248728</text:p>
          </table:table-cell>
          <table:table-cell office:value-type="float" office:value="1847592" calcext:value-type="float">
            <text:p>1847592</text:p>
          </table:table-cell>
          <table:table-cell/>
          <table:table-cell office:value-type="float" office:value="4076808" calcext:value-type="float">
            <text:p>4076808</text:p>
          </table:table-cell>
          <table:table-cell office:value-type="string" calcext:value-type="string">
            <text:p>3,877g</text:p>
          </table:table-cell>
          <table:table-cell office:value-type="float" office:value="50.6" calcext:value-type="float">
            <text:p>50,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067756" calcext:value-type="float">
            <text:p>1067756</text:p>
          </table:table-cell>
          <table:table-cell office:value-type="float" office:value="5723476" calcext:value-type="float">
            <text:p>5723476</text:p>
          </table:table-cell>
          <table:table-cell office:value-type="float" office:value="1244444" calcext:value-type="float">
            <text:p>124444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9840" calcext:value-type="float">
            <text:p>419840</text:p>
          </table:table-cell>
          <table:table-cell office:value-type="float" office:value="1248728" calcext:value-type="float">
            <text:p>1248728</text:p>
          </table:table-cell>
          <table:table-cell office:value-type="float" office:value="1773868" calcext:value-type="float">
            <text:p>1773868</text:p>
          </table:table-cell>
          <table:table-cell/>
          <table:table-cell office:value-type="float" office:value="4154952" calcext:value-type="float">
            <text:p>4154952</text:p>
          </table:table-cell>
          <table:table-cell office:value-type="string" calcext:value-type="string">
            <text:p>3,952g</text:p>
          </table:table-cell>
          <table:table-cell office:value-type="float" office:value="51.6" calcext:value-type="float">
            <text:p>51,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988688" calcext:value-type="float">
            <text:p>988688</text:p>
          </table:table-cell>
          <table:table-cell office:value-type="float" office:value="5802344" calcext:value-type="float">
            <text:p>5802344</text:p>
          </table:table-cell>
          <table:table-cell office:value-type="float" office:value="1244644" calcext:value-type="float">
            <text:p>124464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20040" calcext:value-type="float">
            <text:p>420040</text:p>
          </table:table-cell>
          <table:table-cell office:value-type="float" office:value="1248528" calcext:value-type="float">
            <text:p>1248528</text:p>
          </table:table-cell>
          <table:table-cell office:value-type="float" office:value="1693564" calcext:value-type="float">
            <text:p>1693564</text:p>
          </table:table-cell>
          <table:table-cell/>
          <table:table-cell office:value-type="float" office:value="4232964" calcext:value-type="float">
            <text:p>4232964</text:p>
          </table:table-cell>
          <table:table-cell office:value-type="string" calcext:value-type="string">
            <text:p>4,026g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909300" calcext:value-type="float">
            <text:p>909300</text:p>
          </table:table-cell>
          <table:table-cell office:value-type="float" office:value="5883740" calcext:value-type="float">
            <text:p>5883740</text:p>
          </table:table-cell>
          <table:table-cell office:value-type="float" office:value="1242636" calcext:value-type="float">
            <text:p>124263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20044" calcext:value-type="float">
            <text:p>420044</text:p>
          </table:table-cell>
          <table:table-cell office:value-type="float" office:value="1248524" calcext:value-type="float">
            <text:p>1248524</text:p>
          </table:table-cell>
          <table:table-cell office:value-type="float" office:value="1613208" calcext:value-type="float">
            <text:p>1613208</text:p>
          </table:table-cell>
          <table:table-cell/>
          <table:table-cell office:value-type="float" office:value="4311108" calcext:value-type="float">
            <text:p>4311108</text:p>
          </table:table-cell>
          <table:table-cell office:value-type="string" calcext:value-type="string">
            <text:p>4,101g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819716" calcext:value-type="float">
            <text:p>819716</text:p>
          </table:table-cell>
          <table:table-cell office:value-type="float" office:value="5961764" calcext:value-type="float">
            <text:p>5961764</text:p>
          </table:table-cell>
          <table:table-cell office:value-type="float" office:value="1254196" calcext:value-type="float">
            <text:p>125419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20128" calcext:value-type="float">
            <text:p>420128</text:p>
          </table:table-cell>
          <table:table-cell office:value-type="float" office:value="1248440" calcext:value-type="float">
            <text:p>1248440</text:p>
          </table:table-cell>
          <table:table-cell office:value-type="float" office:value="1526188" calcext:value-type="float">
            <text:p>1526188</text:p>
          </table:table-cell>
          <table:table-cell/>
          <table:table-cell office:value-type="float" office:value="4389252" calcext:value-type="float">
            <text:p>4389252</text:p>
          </table:table-cell>
          <table:table-cell office:value-type="string" calcext:value-type="string">
            <text:p>4,175g</text:p>
          </table:table-cell>
          <table:table-cell office:value-type="float" office:value="54.5" calcext:value-type="float">
            <text:p>54,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754360" calcext:value-type="float">
            <text:p>754360</text:p>
          </table:table-cell>
          <table:table-cell office:value-type="float" office:value="6038108" calcext:value-type="float">
            <text:p>6038108</text:p>
          </table:table-cell>
          <table:table-cell office:value-type="float" office:value="1243208" calcext:value-type="float">
            <text:p>124320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20128" calcext:value-type="float">
            <text:p>420128</text:p>
          </table:table-cell>
          <table:table-cell office:value-type="float" office:value="1248440" calcext:value-type="float">
            <text:p>1248440</text:p>
          </table:table-cell>
          <table:table-cell office:value-type="float" office:value="1458872" calcext:value-type="float">
            <text:p>1458872</text:p>
          </table:table-cell>
          <table:table-cell/>
          <table:table-cell office:value-type="float" office:value="4467396" calcext:value-type="float">
            <text:p>4467396</text:p>
          </table:table-cell>
          <table:table-cell office:value-type="string" calcext:value-type="string">
            <text:p>4,250g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674060" calcext:value-type="float">
            <text:p>674060</text:p>
          </table:table-cell>
          <table:table-cell office:value-type="float" office:value="6115488" calcext:value-type="float">
            <text:p>6115488</text:p>
          </table:table-cell>
          <table:table-cell office:value-type="float" office:value="1246128" calcext:value-type="float">
            <text:p>124612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20132" calcext:value-type="float">
            <text:p>420132</text:p>
          </table:table-cell>
          <table:table-cell office:value-type="float" office:value="1248436" calcext:value-type="float">
            <text:p>1248436</text:p>
          </table:table-cell>
          <table:table-cell office:value-type="float" office:value="1377948" calcext:value-type="float">
            <text:p>1377948</text:p>
          </table:table-cell>
          <table:table-cell/>
          <table:table-cell office:value-type="float" office:value="4545540" calcext:value-type="float">
            <text:p>4545540</text:p>
          </table:table-cell>
          <table:table-cell office:value-type="string" calcext:value-type="string">
            <text:p>4,324g</text:p>
          </table:table-cell>
          <table:table-cell office:value-type="float" office:value="56.4" calcext:value-type="float">
            <text:p>56,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589892" calcext:value-type="float">
            <text:p>589892</text:p>
          </table:table-cell>
          <table:table-cell office:value-type="float" office:value="6196044" calcext:value-type="float">
            <text:p>6196044</text:p>
          </table:table-cell>
          <table:table-cell office:value-type="float" office:value="1249740" calcext:value-type="float">
            <text:p>124974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20132" calcext:value-type="float">
            <text:p>420132</text:p>
          </table:table-cell>
          <table:table-cell office:value-type="float" office:value="1248436" calcext:value-type="float">
            <text:p>1248436</text:p>
          </table:table-cell>
          <table:table-cell office:value-type="float" office:value="1295364" calcext:value-type="float">
            <text:p>1295364</text:p>
          </table:table-cell>
          <table:table-cell/>
          <table:table-cell office:value-type="float" office:value="4623684" calcext:value-type="float">
            <text:p>4623684</text:p>
          </table:table-cell>
          <table:table-cell office:value-type="string" calcext:value-type="string">
            <text:p>4,399g</text:p>
          </table:table-cell>
          <table:table-cell office:value-type="float" office:value="57.4" calcext:value-type="float">
            <text:p>57,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519392" calcext:value-type="float">
            <text:p>519392</text:p>
          </table:table-cell>
          <table:table-cell office:value-type="float" office:value="6273656" calcext:value-type="float">
            <text:p>6273656</text:p>
          </table:table-cell>
          <table:table-cell office:value-type="float" office:value="1242628" calcext:value-type="float">
            <text:p>124262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20136" calcext:value-type="float">
            <text:p>420136</text:p>
          </table:table-cell>
          <table:table-cell office:value-type="float" office:value="1248432" calcext:value-type="float">
            <text:p>1248432</text:p>
          </table:table-cell>
          <table:table-cell office:value-type="float" office:value="1224796" calcext:value-type="float">
            <text:p>1224796</text:p>
          </table:table-cell>
          <table:table-cell/>
          <table:table-cell office:value-type="float" office:value="4701828" calcext:value-type="float">
            <text:p>4701828</text:p>
          </table:table-cell>
          <table:table-cell office:value-type="string" calcext:value-type="string">
            <text:p>4,474g</text:p>
          </table:table-cell>
          <table:table-cell office:value-type="float" office:value="58.4" calcext:value-type="float">
            <text:p>58,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93084" calcext:value-type="float">
            <text:p>493084</text:p>
          </table:table-cell>
          <table:table-cell office:value-type="float" office:value="6353668" calcext:value-type="float">
            <text:p>6353668</text:p>
          </table:table-cell>
          <table:table-cell office:value-type="float" office:value="1188924" calcext:value-type="float">
            <text:p>118892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20148" calcext:value-type="float">
            <text:p>420148</text:p>
          </table:table-cell>
          <table:table-cell office:value-type="float" office:value="1248420" calcext:value-type="float">
            <text:p>1248420</text:p>
          </table:table-cell>
          <table:table-cell office:value-type="float" office:value="1197496" calcext:value-type="float">
            <text:p>1197496</text:p>
          </table:table-cell>
          <table:table-cell/>
          <table:table-cell office:value-type="float" office:value="4779972" calcext:value-type="float">
            <text:p>4779972</text:p>
          </table:table-cell>
          <table:table-cell office:value-type="string" calcext:value-type="string">
            <text:p>4,548g</text:p>
          </table:table-cell>
          <table:table-cell office:value-type="float" office:value="59.3" calcext:value-type="float">
            <text:p>59,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12900" calcext:value-type="float">
            <text:p>412900</text:p>
          </table:table-cell>
          <table:table-cell office:value-type="float" office:value="6433024" calcext:value-type="float">
            <text:p>6433024</text:p>
          </table:table-cell>
          <table:table-cell office:value-type="float" office:value="1189752" calcext:value-type="float">
            <text:p>118975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20148" calcext:value-type="float">
            <text:p>420148</text:p>
          </table:table-cell>
          <table:table-cell office:value-type="float" office:value="1248420" calcext:value-type="float">
            <text:p>1248420</text:p>
          </table:table-cell>
          <table:table-cell office:value-type="float" office:value="1118992" calcext:value-type="float">
            <text:p>1118992</text:p>
          </table:table-cell>
          <table:table-cell/>
          <table:table-cell office:value-type="float" office:value="4857984" calcext:value-type="float">
            <text:p>4857984</text:p>
          </table:table-cell>
          <table:table-cell office:value-type="string" calcext:value-type="string">
            <text:p>4,623g</text:p>
          </table:table-cell>
          <table:table-cell office:value-type="float" office:value="60.3" calcext:value-type="float">
            <text:p>60,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32348" calcext:value-type="float">
            <text:p>332348</text:p>
          </table:table-cell>
          <table:table-cell office:value-type="float" office:value="6510752" calcext:value-type="float">
            <text:p>6510752</text:p>
          </table:table-cell>
          <table:table-cell office:value-type="float" office:value="1192576" calcext:value-type="float">
            <text:p>119257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20152" calcext:value-type="float">
            <text:p>420152</text:p>
          </table:table-cell>
          <table:table-cell office:value-type="float" office:value="1248416" calcext:value-type="float">
            <text:p>1248416</text:p>
          </table:table-cell>
          <table:table-cell office:value-type="float" office:value="1038956" calcext:value-type="float">
            <text:p>1038956</text:p>
          </table:table-cell>
          <table:table-cell/>
          <table:table-cell office:value-type="float" office:value="4936128" calcext:value-type="float">
            <text:p>4936128</text:p>
          </table:table-cell>
          <table:table-cell office:value-type="string" calcext:value-type="string">
            <text:p>4,697g</text:p>
          </table:table-cell>
          <table:table-cell office:value-type="float" office:value="61.3" calcext:value-type="float">
            <text:p>61,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54112" calcext:value-type="float">
            <text:p>254112</text:p>
          </table:table-cell>
          <table:table-cell office:value-type="float" office:value="6588272" calcext:value-type="float">
            <text:p>6588272</text:p>
          </table:table-cell>
          <table:table-cell office:value-type="float" office:value="1193292" calcext:value-type="float">
            <text:p>119329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20152" calcext:value-type="float">
            <text:p>420152</text:p>
          </table:table-cell>
          <table:table-cell office:value-type="float" office:value="1248416" calcext:value-type="float">
            <text:p>1248416</text:p>
          </table:table-cell>
          <table:table-cell office:value-type="float" office:value="960424" calcext:value-type="float">
            <text:p>960424</text:p>
          </table:table-cell>
          <table:table-cell/>
          <table:table-cell office:value-type="float" office:value="5014272" calcext:value-type="float">
            <text:p>5014272</text:p>
          </table:table-cell>
          <table:table-cell office:value-type="string" calcext:value-type="string">
            <text:p>4,772g</text:p>
          </table:table-cell>
          <table:table-cell office:value-type="float" office:value="62.3" calcext:value-type="float">
            <text:p>62,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60812" calcext:value-type="float">
            <text:p>160812</text:p>
          </table:table-cell>
          <table:table-cell office:value-type="float" office:value="6670312" calcext:value-type="float">
            <text:p>6670312</text:p>
          </table:table-cell>
          <table:table-cell office:value-type="float" office:value="1204552" calcext:value-type="float">
            <text:p>120455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20152" calcext:value-type="float">
            <text:p>420152</text:p>
          </table:table-cell>
          <table:table-cell office:value-type="float" office:value="1248416" calcext:value-type="float">
            <text:p>1248416</text:p>
          </table:table-cell>
          <table:table-cell office:value-type="float" office:value="868080" calcext:value-type="float">
            <text:p>868080</text:p>
          </table:table-cell>
          <table:table-cell/>
          <table:table-cell office:value-type="float" office:value="5092416" calcext:value-type="float">
            <text:p>5092416</text:p>
          </table:table-cell>
          <table:table-cell office:value-type="string" calcext:value-type="string">
            <text:p>4,846g</text:p>
          </table:table-cell>
          <table:table-cell office:value-type="float" office:value="63.2" calcext:value-type="float">
            <text:p>63,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89376" calcext:value-type="float">
            <text:p>189376</text:p>
          </table:table-cell>
          <table:table-cell office:value-type="float" office:value="6749492" calcext:value-type="float">
            <text:p>6749492</text:p>
          </table:table-cell>
          <table:table-cell office:value-type="float" office:value="1096808" calcext:value-type="float">
            <text:p>109680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20164" calcext:value-type="float">
            <text:p>420164</text:p>
          </table:table-cell>
          <table:table-cell office:value-type="float" office:value="1248404" calcext:value-type="float">
            <text:p>1248404</text:p>
          </table:table-cell>
          <table:table-cell office:value-type="float" office:value="802320" calcext:value-type="float">
            <text:p>802320</text:p>
          </table:table-cell>
          <table:table-cell/>
          <table:table-cell office:value-type="float" office:value="5170560" calcext:value-type="float">
            <text:p>5170560</text:p>
          </table:table-cell>
          <table:table-cell office:value-type="string" calcext:value-type="string">
            <text:p>4,921g</text:p>
          </table:table-cell>
          <table:table-cell office:value-type="float" office:value="64.2" calcext:value-type="float">
            <text:p>64,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70112" calcext:value-type="float">
            <text:p>170112</text:p>
          </table:table-cell>
          <table:table-cell office:value-type="float" office:value="6834532" calcext:value-type="float">
            <text:p>6834532</text:p>
          </table:table-cell>
          <table:table-cell office:value-type="float" office:value="1031032" calcext:value-type="float">
            <text:p>103103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20112" calcext:value-type="float">
            <text:p>420112</text:p>
          </table:table-cell>
          <table:table-cell office:value-type="float" office:value="1248456" calcext:value-type="float">
            <text:p>1248456</text:p>
          </table:table-cell>
          <table:table-cell office:value-type="float" office:value="719292" calcext:value-type="float">
            <text:p>719292</text:p>
          </table:table-cell>
          <table:table-cell/>
          <table:table-cell office:value-type="float" office:value="5248704" calcext:value-type="float">
            <text:p>5248704</text:p>
          </table:table-cell>
          <table:table-cell office:value-type="string" calcext:value-type="string">
            <text:p>4,995g</text:p>
          </table:table-cell>
          <table:table-cell office:value-type="float" office:value="65.2" calcext:value-type="float">
            <text:p>65,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36100" calcext:value-type="float">
            <text:p>136100</text:p>
          </table:table-cell>
          <table:table-cell office:value-type="float" office:value="6912076" calcext:value-type="float">
            <text:p>6912076</text:p>
          </table:table-cell>
          <table:table-cell office:value-type="float" office:value="987500" calcext:value-type="float">
            <text:p>98750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8832" calcext:value-type="float">
            <text:p>418832</text:p>
          </table:table-cell>
          <table:table-cell office:value-type="float" office:value="1249736" calcext:value-type="float">
            <text:p>1249736</text:p>
          </table:table-cell>
          <table:table-cell office:value-type="float" office:value="643112" calcext:value-type="float">
            <text:p>643112</text:p>
          </table:table-cell>
          <table:table-cell/>
          <table:table-cell office:value-type="float" office:value="5326848" calcext:value-type="float">
            <text:p>5326848</text:p>
          </table:table-cell>
          <table:table-cell office:value-type="string" calcext:value-type="string">
            <text:p>5,070g</text:p>
          </table:table-cell>
          <table:table-cell office:value-type="float" office:value="66.2" calcext:value-type="float">
            <text:p>66,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41704" calcext:value-type="float">
            <text:p>141704</text:p>
          </table:table-cell>
          <table:table-cell office:value-type="float" office:value="6988076" calcext:value-type="float">
            <text:p>6988076</text:p>
          </table:table-cell>
          <table:table-cell office:value-type="float" office:value="905896" calcext:value-type="float">
            <text:p>90589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8832" calcext:value-type="float">
            <text:p>418832</text:p>
          </table:table-cell>
          <table:table-cell office:value-type="float" office:value="1249736" calcext:value-type="float">
            <text:p>1249736</text:p>
          </table:table-cell>
          <table:table-cell office:value-type="float" office:value="565388" calcext:value-type="float">
            <text:p>565388</text:p>
          </table:table-cell>
          <table:table-cell/>
          <table:table-cell office:value-type="float" office:value="5404992" calcext:value-type="float">
            <text:p>5404992</text:p>
          </table:table-cell>
          <table:table-cell office:value-type="string" calcext:value-type="string">
            <text:p>5,144g</text:p>
          </table:table-cell>
          <table:table-cell office:value-type="float" office:value="67.1" calcext:value-type="float">
            <text:p>67,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50696" calcext:value-type="float">
            <text:p>150696</text:p>
          </table:table-cell>
          <table:table-cell office:value-type="float" office:value="7065688" calcext:value-type="float">
            <text:p>7065688</text:p>
          </table:table-cell>
          <table:table-cell office:value-type="float" office:value="819292" calcext:value-type="float">
            <text:p>81929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8576" calcext:value-type="float">
            <text:p>418576</text:p>
          </table:table-cell>
          <table:table-cell office:value-type="float" office:value="1249992" calcext:value-type="float">
            <text:p>1249992</text:p>
          </table:table-cell>
          <table:table-cell office:value-type="float" office:value="488792" calcext:value-type="float">
            <text:p>488792</text:p>
          </table:table-cell>
          <table:table-cell/>
          <table:table-cell office:value-type="float" office:value="5483004" calcext:value-type="float">
            <text:p>5483004</text:p>
          </table:table-cell>
          <table:table-cell office:value-type="string" calcext:value-type="string">
            <text:p>5,219g</text:p>
          </table:table-cell>
          <table:table-cell office:value-type="float" office:value="68.1" calcext:value-type="float">
            <text:p>68,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54824" calcext:value-type="float">
            <text:p>154824</text:p>
          </table:table-cell>
          <table:table-cell office:value-type="float" office:value="7143244" calcext:value-type="float">
            <text:p>7143244</text:p>
          </table:table-cell>
          <table:table-cell office:value-type="float" office:value="737608" calcext:value-type="float">
            <text:p>73760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8576" calcext:value-type="float">
            <text:p>418576</text:p>
          </table:table-cell>
          <table:table-cell office:value-type="float" office:value="1249992" calcext:value-type="float">
            <text:p>1249992</text:p>
          </table:table-cell>
          <table:table-cell office:value-type="float" office:value="411076" calcext:value-type="float">
            <text:p>411076</text:p>
          </table:table-cell>
          <table:table-cell/>
          <table:table-cell office:value-type="float" office:value="5561148" calcext:value-type="float">
            <text:p>5561148</text:p>
          </table:table-cell>
          <table:table-cell office:value-type="string" calcext:value-type="string">
            <text:p>5,293g</text:p>
          </table:table-cell>
          <table:table-cell office:value-type="float" office:value="69.1" calcext:value-type="float">
            <text:p>69,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39744" calcext:value-type="float">
            <text:p>139744</text:p>
          </table:table-cell>
          <table:table-cell office:value-type="float" office:value="7207496" calcext:value-type="float">
            <text:p>7207496</text:p>
          </table:table-cell>
          <table:table-cell office:value-type="float" office:value="688436" calcext:value-type="float">
            <text:p>68843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8576" calcext:value-type="float">
            <text:p>418576</text:p>
          </table:table-cell>
          <table:table-cell office:value-type="float" office:value="1249992" calcext:value-type="float">
            <text:p>1249992</text:p>
          </table:table-cell>
          <table:table-cell office:value-type="float" office:value="341536" calcext:value-type="float">
            <text:p>341536</text:p>
          </table:table-cell>
          <table:table-cell/>
          <table:table-cell office:value-type="float" office:value="5639292" calcext:value-type="float">
            <text:p>5639292</text:p>
          </table:table-cell>
          <table:table-cell office:value-type="string" calcext:value-type="string">
            <text:p>5,368g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56092" calcext:value-type="float">
            <text:p>156092</text:p>
          </table:table-cell>
          <table:table-cell office:value-type="float" office:value="7286280" calcext:value-type="float">
            <text:p>7286280</text:p>
          </table:table-cell>
          <table:table-cell office:value-type="float" office:value="593304" calcext:value-type="float">
            <text:p>59330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8576" calcext:value-type="float">
            <text:p>418576</text:p>
          </table:table-cell>
          <table:table-cell office:value-type="float" office:value="1249992" calcext:value-type="float">
            <text:p>1249992</text:p>
          </table:table-cell>
          <table:table-cell office:value-type="float" office:value="270112" calcext:value-type="float">
            <text:p>270112</text:p>
          </table:table-cell>
          <table:table-cell/>
          <table:table-cell office:value-type="float" office:value="5717436" calcext:value-type="float">
            <text:p>5717436</text:p>
          </table:table-cell>
          <table:table-cell office:value-type="string" calcext:value-type="string">
            <text:p>5,442g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48416" calcext:value-type="float">
            <text:p>148416</text:p>
          </table:table-cell>
          <table:table-cell office:value-type="float" office:value="7363384" calcext:value-type="float">
            <text:p>7363384</text:p>
          </table:table-cell>
          <table:table-cell office:value-type="float" office:value="523876" calcext:value-type="float">
            <text:p>52387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8576" calcext:value-type="float">
            <text:p>418576</text:p>
          </table:table-cell>
          <table:table-cell office:value-type="float" office:value="1249992" calcext:value-type="float">
            <text:p>1249992</text:p>
          </table:table-cell>
          <table:table-cell office:value-type="float" office:value="195496" calcext:value-type="float">
            <text:p>195496</text:p>
          </table:table-cell>
          <table:table-cell/>
          <table:table-cell office:value-type="float" office:value="5795580" calcext:value-type="float">
            <text:p>5795580</text:p>
          </table:table-cell>
          <table:table-cell office:value-type="string" calcext:value-type="string">
            <text:p>5,517g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57920" calcext:value-type="float">
            <text:p>157920</text:p>
          </table:table-cell>
          <table:table-cell office:value-type="float" office:value="7439444" calcext:value-type="float">
            <text:p>7439444</text:p>
          </table:table-cell>
          <table:table-cell office:value-type="float" office:value="438312" calcext:value-type="float">
            <text:p>43831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18576" calcext:value-type="float">
            <text:p>418576</text:p>
          </table:table-cell>
          <table:table-cell office:value-type="float" office:value="1249992" calcext:value-type="float">
            <text:p>1249992</text:p>
          </table:table-cell>
          <table:table-cell office:value-type="float" office:value="124156" calcext:value-type="float">
            <text:p>124156</text:p>
          </table:table-cell>
          <table:table-cell/>
          <table:table-cell office:value-type="float" office:value="5873724" calcext:value-type="float">
            <text:p>5873724</text:p>
          </table:table-cell>
          <table:table-cell office:value-type="string" calcext:value-type="string">
            <text:p>5,591g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33880" calcext:value-type="float">
            <text:p>133880</text:p>
          </table:table-cell>
          <table:table-cell office:value-type="float" office:value="7521296" calcext:value-type="float">
            <text:p>7521296</text:p>
          </table:table-cell>
          <table:table-cell office:value-type="float" office:value="380500" calcext:value-type="float">
            <text:p>38050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370424" calcext:value-type="float">
            <text:p>370424</text:p>
          </table:table-cell>
          <table:table-cell office:value-type="float" office:value="1298144" calcext:value-type="float">
            <text:p>1298144</text:p>
          </table:table-cell>
          <table:table-cell office:value-type="float" office:value="85576" calcext:value-type="float">
            <text:p>85576</text:p>
          </table:table-cell>
          <table:table-cell/>
          <table:table-cell office:value-type="float" office:value="5951868" calcext:value-type="float">
            <text:p>5951868</text:p>
          </table:table-cell>
          <table:table-cell office:value-type="string" calcext:value-type="string">
            <text:p>5,666g</text:p>
          </table:table-cell>
          <table:table-cell office:value-type="float" office:value="73.9" calcext:value-type="float">
            <text:p>73,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46700" calcext:value-type="float">
            <text:p>146700</text:p>
          </table:table-cell>
          <table:table-cell office:value-type="float" office:value="7553444" calcext:value-type="float">
            <text:p>7553444</text:p>
          </table:table-cell>
          <table:table-cell office:value-type="float" office:value="335532" calcext:value-type="float">
            <text:p>33553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222788" calcext:value-type="float">
            <text:p>222788</text:p>
          </table:table-cell>
          <table:table-cell office:value-type="float" office:value="1445780" calcext:value-type="float">
            <text:p>1445780</text:p>
          </table:table-cell>
          <table:table-cell office:value-type="float" office:value="96012" calcext:value-type="float">
            <text:p>96012</text:p>
          </table:table-cell>
          <table:table-cell/>
          <table:table-cell office:value-type="float" office:value="6030012" calcext:value-type="float">
            <text:p>6030012</text:p>
          </table:table-cell>
          <table:table-cell office:value-type="string" calcext:value-type="string">
            <text:p>5,740g</text:p>
          </table:table-cell>
          <table:table-cell office:value-type="float" office:value="74.9" calcext:value-type="float">
            <text:p>74,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59804" calcext:value-type="float">
            <text:p>159804</text:p>
          </table:table-cell>
          <table:table-cell office:value-type="float" office:value="7581164" calcext:value-type="float">
            <text:p>7581164</text:p>
          </table:table-cell>
          <table:table-cell office:value-type="float" office:value="294708" calcext:value-type="float">
            <text:p>29470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118196" calcext:value-type="float">
            <text:p>118196</text:p>
          </table:table-cell>
          <table:table-cell office:value-type="float" office:value="1550372" calcext:value-type="float">
            <text:p>1550372</text:p>
          </table:table-cell>
          <table:table-cell office:value-type="float" office:value="95288" calcext:value-type="float">
            <text:p>95288</text:p>
          </table:table-cell>
          <table:table-cell/>
          <table:table-cell office:value-type="float" office:value="6108024" calcext:value-type="float">
            <text:p>6108024</text:p>
          </table:table-cell>
          <table:table-cell office:value-type="string" calcext:value-type="string">
            <text:p>5,814g</text:p>
          </table:table-cell>
          <table:table-cell office:value-type="float" office:value="75.9" calcext:value-type="float">
            <text:p>75,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48768" calcext:value-type="float">
            <text:p>148768</text:p>
          </table:table-cell>
          <table:table-cell office:value-type="float" office:value="7593248" calcext:value-type="float">
            <text:p>7593248</text:p>
          </table:table-cell>
          <table:table-cell office:value-type="float" office:value="293660" calcext:value-type="float">
            <text:p>29366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908" calcext:value-type="float">
            <text:p>908</text:p>
          </table:table-cell>
          <table:table-cell office:value-type="float" office:value="1667660" calcext:value-type="float">
            <text:p>1667660</text:p>
          </table:table-cell>
          <table:table-cell office:value-type="float" office:value="83908" calcext:value-type="float">
            <text:p>83908</text:p>
          </table:table-cell>
          <table:table-cell/>
          <table:table-cell office:value-type="float" office:value="6186168" calcext:value-type="float">
            <text:p>6186168</text:p>
          </table:table-cell>
          <table:table-cell office:value-type="string" calcext:value-type="string">
            <text:p>5,888g</text:p>
          </table:table-cell>
          <table:table-cell office:value-type="float" office:value="76.8" calcext:value-type="float">
            <text:p>76,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24144" calcext:value-type="float">
            <text:p>124144</text:p>
          </table:table-cell>
          <table:table-cell office:value-type="float" office:value="7672660" calcext:value-type="float">
            <text:p>7672660</text:p>
          </table:table-cell>
          <table:table-cell office:value-type="float" office:value="238872" calcext:value-type="float">
            <text:p>23887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0" calcext:value-type="float">
            <text:p>0</text:p>
          </table:table-cell>
          <table:table-cell office:value-type="float" office:value="1668568" calcext:value-type="float">
            <text:p>1668568</text:p>
          </table:table-cell>
          <table:table-cell office:value-type="float" office:value="34892" calcext:value-type="float">
            <text:p>34892</text:p>
          </table:table-cell>
          <table:table-cell/>
          <table:table-cell office:value-type="float" office:value="6264312" calcext:value-type="float">
            <text:p>6264312</text:p>
          </table:table-cell>
          <table:table-cell office:value-type="string" calcext:value-type="string">
            <text:p>5,961g</text:p>
          </table:table-cell>
          <table:table-cell office:value-type="float" office:value="77.8" calcext:value-type="float">
            <text:p>77,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28780" calcext:value-type="float">
            <text:p>128780</text:p>
          </table:table-cell>
          <table:table-cell office:value-type="float" office:value="7673068" calcext:value-type="float">
            <text:p>7673068</text:p>
          </table:table-cell>
          <table:table-cell office:value-type="float" office:value="233828" calcext:value-type="float">
            <text:p>23382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" calcext:value-type="float">
            <text:p>4</text:p>
          </table:table-cell>
          <table:table-cell office:value-type="float" office:value="1668564" calcext:value-type="float">
            <text:p>1668564</text:p>
          </table:table-cell>
          <table:table-cell office:value-type="float" office:value="49844" calcext:value-type="float">
            <text:p>49844</text:p>
          </table:table-cell>
          <table:table-cell/>
          <table:table-cell office:value-type="float" office:value="6342456" calcext:value-type="float">
            <text:p>6342456</text:p>
          </table:table-cell>
          <table:table-cell office:value-type="string" calcext:value-type="string">
            <text:p>6,036g</text:p>
          </table:table-cell>
          <table:table-cell office:value-type="float" office:value="78.8" calcext:value-type="float">
            <text:p>78,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27600" calcext:value-type="float">
            <text:p>127600</text:p>
          </table:table-cell>
          <table:table-cell office:value-type="float" office:value="7669844" calcext:value-type="float">
            <text:p>7669844</text:p>
          </table:table-cell>
          <table:table-cell office:value-type="float" office:value="238232" calcext:value-type="float">
            <text:p>23823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0" calcext:value-type="float">
            <text:p>0</text:p>
          </table:table-cell>
          <table:table-cell office:value-type="float" office:value="1668568" calcext:value-type="float">
            <text:p>1668568</text:p>
          </table:table-cell>
          <table:table-cell office:value-type="float" office:value="40356" calcext:value-type="float">
            <text:p>40356</text:p>
          </table:table-cell>
          <table:table-cell/>
          <table:table-cell office:value-type="float" office:value="6420600" calcext:value-type="float">
            <text:p>6420600</text:p>
          </table:table-cell>
          <table:table-cell office:value-type="string" calcext:value-type="string">
            <text:p>6,110g</text:p>
          </table:table-cell>
          <table:table-cell office:value-type="float" office:value="79.7" calcext:value-type="float">
            <text:p>79,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08348" calcext:value-type="float">
            <text:p>108348</text:p>
          </table:table-cell>
          <table:table-cell office:value-type="float" office:value="7709068" calcext:value-type="float">
            <text:p>7709068</text:p>
          </table:table-cell>
          <table:table-cell office:value-type="float" office:value="218260" calcext:value-type="float">
            <text:p>21826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" calcext:value-type="float">
            <text:p>4</text:p>
          </table:table-cell>
          <table:table-cell office:value-type="float" office:value="1668564" calcext:value-type="float">
            <text:p>1668564</text:p>
          </table:table-cell>
          <table:table-cell office:value-type="float" office:value="7184" calcext:value-type="float">
            <text:p>7184</text:p>
          </table:table-cell>
          <table:table-cell/>
          <table:table-cell office:value-type="float" office:value="6498744" calcext:value-type="float">
            <text:p>6498744</text:p>
          </table:table-cell>
          <table:table-cell office:value-type="string" calcext:value-type="string">
            <text:p>6,170g</text:p>
          </table:table-cell>
          <table:table-cell office:value-type="float" office:value="80.5" calcext:value-type="float">
            <text:p>80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.00.0000</text:date>, <text:time style:data-style-name="N2" text:time-value="15:15:39.02179282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00:32:22.461650414</meta:creation-date>
    <dc:date>2020-12-14T15:34:02.543786640</dc:date>
    <meta:editing-duration>PT10M31S</meta:editing-duration>
    <meta:editing-cycles>2</meta:editing-cycles>
    <meta:generator>LibreOffice/6.0.7.3$Linux_X86_64 LibreOffice_project/00m0$Build-3</meta:generator>
    <meta:document-statistic meta:table-count="1" meta:cell-count="10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0 1 2 3 4" chart:style-name="ch1">
        <chart:title svg:x="7.426cm" svg:y="0.316cm" chart:style-name="ch2">
          <text:p>Mem</text:p>
        </chart:title>
        <chart:legend chart:legend-position="end" svg:x="12.167cm" svg:y="3.456cm" style:legend-expansion="high" chart:style-name="ch3"/>
        <chart:plot-area chart:style-name="ch4" table:cell-range-address="Лист1.A1:Лист1.A84 Лист1.C1:Лист1.F84" chart:data-source-has-labels="row" svg:x="0.319cm" svg:y="1.275cm" svg:width="11.529cm" svg:height="7.55cm">
          <chartooo:coordinate-region svg:x="1.866cm" svg:y="1.474cm" svg:width="9.702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C2:Лист1.C84" chart:label-cell-address="Лист1.C1:Лист1.C1" chart:class="chart:scatter">
            <chart:domain table:cell-range-address="Лист1.A2:Лист1.A84"/>
            <chart:data-point chart:repeated="83"/>
          </chart:series>
          <chart:series chart:style-name="ch8" chart:values-cell-range-address="Лист1.D2:Лист1.D84" chart:label-cell-address="Лист1.D1:Лист1.D1" chart:class="chart:scatter">
            <chart:data-point chart:repeated="83"/>
          </chart:series>
          <chart:series chart:style-name="ch9" chart:values-cell-range-address="Лист1.E2:Лист1.E84" chart:label-cell-address="Лист1.E1:Лист1.E1" chart:class="chart:scatter">
            <chart:data-point chart:repeated="83"/>
          </chart:series>
          <chart:series chart:style-name="ch10" chart:values-cell-range-address="Лист1.F2:Лист1.F84" chart:label-cell-address="Лист1.F1:Лист1.F1" chart:class="chart:scatter">
            <chart:data-point chart:repeated="8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Mem Total</text:p>
                <draw:g>
                  <svg:desc>Лист1.C1:Лист1.C1</svg:desc>
                </draw:g>
              </table:table-cell>
              <table:table-cell office:value-type="string">
                <text:p>Mem Free</text:p>
                <draw:g>
                  <svg:desc>Лист1.D1:Лист1.D1</svg:desc>
                </draw:g>
              </table:table-cell>
              <table:table-cell office:value-type="string">
                <text:p>Mem Used</text:p>
                <draw:g>
                  <svg:desc>Лист1.E1:Лист1.E1</svg:desc>
                </draw:g>
              </table:table-cell>
              <table:table-cell office:value-type="string">
                <text:p>Mem buff/cache</text:p>
                <draw:g>
                  <svg:desc>Лист1.F1:Лист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Лист1.A2:Лист1.A84</svg:desc>
                </draw:g>
              </table:table-cell>
              <table:table-cell office:value-type="float" office:value="8035676">
                <text:p>8035676</text:p>
                <draw:g>
                  <svg:desc>Лист1.C2:Лист1.C84</svg:desc>
                </draw:g>
              </table:table-cell>
              <table:table-cell office:value-type="float" office:value="5153148">
                <text:p>5153148</text:p>
                <draw:g>
                  <svg:desc>Лист1.D2:Лист1.D84</svg:desc>
                </draw:g>
              </table:table-cell>
              <table:table-cell office:value-type="float" office:value="1637904">
                <text:p>1637904</text:p>
                <draw:g>
                  <svg:desc>Лист1.E2:Лист1.E84</svg:desc>
                </draw:g>
              </table:table-cell>
              <table:table-cell office:value-type="float" office:value="1244624">
                <text:p>1244624</text:p>
                <draw:g>
                  <svg:desc>Лист1.F2:Лист1.F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035676">
                <text:p>8035676</text:p>
              </table:table-cell>
              <table:table-cell office:value-type="float" office:value="5079800">
                <text:p>5079800</text:p>
              </table:table-cell>
              <table:table-cell office:value-type="float" office:value="1715492">
                <text:p>1715492</text:p>
              </table:table-cell>
              <table:table-cell office:value-type="float" office:value="1240384">
                <text:p>1240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035676">
                <text:p>8035676</text:p>
              </table:table-cell>
              <table:table-cell office:value-type="float" office:value="4998624">
                <text:p>4998624</text:p>
              </table:table-cell>
              <table:table-cell office:value-type="float" office:value="1794660">
                <text:p>1794660</text:p>
              </table:table-cell>
              <table:table-cell office:value-type="float" office:value="1242392">
                <text:p>1242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035676">
                <text:p>8035676</text:p>
              </table:table-cell>
              <table:table-cell office:value-type="float" office:value="4901116">
                <text:p>4901116</text:p>
              </table:table-cell>
              <table:table-cell office:value-type="float" office:value="1885452">
                <text:p>1885452</text:p>
              </table:table-cell>
              <table:table-cell office:value-type="float" office:value="1249108">
                <text:p>1249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8035676">
                <text:p>8035676</text:p>
              </table:table-cell>
              <table:table-cell office:value-type="float" office:value="4824012">
                <text:p>4824012</text:p>
              </table:table-cell>
              <table:table-cell office:value-type="float" office:value="1965404">
                <text:p>1965404</text:p>
              </table:table-cell>
              <table:table-cell office:value-type="float" office:value="1246260">
                <text:p>12462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035676">
                <text:p>8035676</text:p>
              </table:table-cell>
              <table:table-cell office:value-type="float" office:value="4744380">
                <text:p>4744380</text:p>
              </table:table-cell>
              <table:table-cell office:value-type="float" office:value="2045996">
                <text:p>2045996</text:p>
              </table:table-cell>
              <table:table-cell office:value-type="float" office:value="1245300">
                <text:p>1245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8035676">
                <text:p>8035676</text:p>
              </table:table-cell>
              <table:table-cell office:value-type="float" office:value="4663124">
                <text:p>4663124</text:p>
              </table:table-cell>
              <table:table-cell office:value-type="float" office:value="2126724">
                <text:p>2126724</text:p>
              </table:table-cell>
              <table:table-cell office:value-type="float" office:value="1245828">
                <text:p>1245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035676">
                <text:p>8035676</text:p>
              </table:table-cell>
              <table:table-cell office:value-type="float" office:value="4586020">
                <text:p>4586020</text:p>
              </table:table-cell>
              <table:table-cell office:value-type="float" office:value="2203988">
                <text:p>2203988</text:p>
              </table:table-cell>
              <table:table-cell office:value-type="float" office:value="1245668">
                <text:p>1245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8035676">
                <text:p>8035676</text:p>
              </table:table-cell>
              <table:table-cell office:value-type="float" office:value="4504884">
                <text:p>4504884</text:p>
              </table:table-cell>
              <table:table-cell office:value-type="float" office:value="2282204">
                <text:p>2282204</text:p>
              </table:table-cell>
              <table:table-cell office:value-type="float" office:value="1248588">
                <text:p>12485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8035676">
                <text:p>8035676</text:p>
              </table:table-cell>
              <table:table-cell office:value-type="float" office:value="4426344">
                <text:p>4426344</text:p>
              </table:table-cell>
              <table:table-cell office:value-type="float" office:value="2361196">
                <text:p>2361196</text:p>
              </table:table-cell>
              <table:table-cell office:value-type="float" office:value="1248136">
                <text:p>1248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8035676">
                <text:p>8035676</text:p>
              </table:table-cell>
              <table:table-cell office:value-type="float" office:value="4350244">
                <text:p>4350244</text:p>
              </table:table-cell>
              <table:table-cell office:value-type="float" office:value="2437348">
                <text:p>2437348</text:p>
              </table:table-cell>
              <table:table-cell office:value-type="float" office:value="1248084">
                <text:p>1248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8035676">
                <text:p>8035676</text:p>
              </table:table-cell>
              <table:table-cell office:value-type="float" office:value="4287044">
                <text:p>4287044</text:p>
              </table:table-cell>
              <table:table-cell office:value-type="float" office:value="2502628">
                <text:p>2502628</text:p>
              </table:table-cell>
              <table:table-cell office:value-type="float" office:value="1246004">
                <text:p>1246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035676">
                <text:p>8035676</text:p>
              </table:table-cell>
              <table:table-cell office:value-type="float" office:value="4207420">
                <text:p>4207420</text:p>
              </table:table-cell>
              <table:table-cell office:value-type="float" office:value="2582420">
                <text:p>2582420</text:p>
              </table:table-cell>
              <table:table-cell office:value-type="float" office:value="1245836">
                <text:p>12458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8035676">
                <text:p>8035676</text:p>
              </table:table-cell>
              <table:table-cell office:value-type="float" office:value="4131020">
                <text:p>4131020</text:p>
              </table:table-cell>
              <table:table-cell office:value-type="float" office:value="2658696">
                <text:p>2658696</text:p>
              </table:table-cell>
              <table:table-cell office:value-type="float" office:value="1245960">
                <text:p>12459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8035676">
                <text:p>8035676</text:p>
              </table:table-cell>
              <table:table-cell office:value-type="float" office:value="4051388">
                <text:p>4051388</text:p>
              </table:table-cell>
              <table:table-cell office:value-type="float" office:value="2738164">
                <text:p>2738164</text:p>
              </table:table-cell>
              <table:table-cell office:value-type="float" office:value="1246124">
                <text:p>12461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8035676">
                <text:p>8035676</text:p>
              </table:table-cell>
              <table:table-cell office:value-type="float" office:value="3975248">
                <text:p>3975248</text:p>
              </table:table-cell>
              <table:table-cell office:value-type="float" office:value="2817040">
                <text:p>2817040</text:p>
              </table:table-cell>
              <table:table-cell office:value-type="float" office:value="1243388">
                <text:p>1243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8035676">
                <text:p>8035676</text:p>
              </table:table-cell>
              <table:table-cell office:value-type="float" office:value="3894328">
                <text:p>3894328</text:p>
              </table:table-cell>
              <table:table-cell office:value-type="float" office:value="2896588">
                <text:p>2896588</text:p>
              </table:table-cell>
              <table:table-cell office:value-type="float" office:value="1244760">
                <text:p>12447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8035676">
                <text:p>8035676</text:p>
              </table:table-cell>
              <table:table-cell office:value-type="float" office:value="3814200">
                <text:p>3814200</text:p>
              </table:table-cell>
              <table:table-cell office:value-type="float" office:value="2974184">
                <text:p>2974184</text:p>
              </table:table-cell>
              <table:table-cell office:value-type="float" office:value="1247292">
                <text:p>1247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8035676">
                <text:p>8035676</text:p>
              </table:table-cell>
              <table:table-cell office:value-type="float" office:value="3736012">
                <text:p>3736012</text:p>
              </table:table-cell>
              <table:table-cell office:value-type="float" office:value="3052432">
                <text:p>3052432</text:p>
              </table:table-cell>
              <table:table-cell office:value-type="float" office:value="1247232">
                <text:p>1247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8035676">
                <text:p>8035676</text:p>
              </table:table-cell>
              <table:table-cell office:value-type="float" office:value="3657120">
                <text:p>3657120</text:p>
              </table:table-cell>
              <table:table-cell office:value-type="float" office:value="3131352">
                <text:p>3131352</text:p>
              </table:table-cell>
              <table:table-cell office:value-type="float" office:value="1247204">
                <text:p>12472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8035676">
                <text:p>8035676</text:p>
              </table:table-cell>
              <table:table-cell office:value-type="float" office:value="3578792">
                <text:p>3578792</text:p>
              </table:table-cell>
              <table:table-cell office:value-type="float" office:value="3209584">
                <text:p>3209584</text:p>
              </table:table-cell>
              <table:table-cell office:value-type="float" office:value="1247300">
                <text:p>12473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8035676">
                <text:p>8035676</text:p>
              </table:table-cell>
              <table:table-cell office:value-type="float" office:value="3500200">
                <text:p>3500200</text:p>
              </table:table-cell>
              <table:table-cell office:value-type="float" office:value="3287796">
                <text:p>3287796</text:p>
              </table:table-cell>
              <table:table-cell office:value-type="float" office:value="1247680">
                <text:p>12476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8035676">
                <text:p>8035676</text:p>
              </table:table-cell>
              <table:table-cell office:value-type="float" office:value="3420828">
                <text:p>3420828</text:p>
              </table:table-cell>
              <table:table-cell office:value-type="float" office:value="3367260">
                <text:p>3367260</text:p>
              </table:table-cell>
              <table:table-cell office:value-type="float" office:value="1247588">
                <text:p>12475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8035676">
                <text:p>8035676</text:p>
              </table:table-cell>
              <table:table-cell office:value-type="float" office:value="3345700">
                <text:p>3345700</text:p>
              </table:table-cell>
              <table:table-cell office:value-type="float" office:value="3445332">
                <text:p>3445332</text:p>
              </table:table-cell>
              <table:table-cell office:value-type="float" office:value="1244644">
                <text:p>12446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8035676">
                <text:p>8035676</text:p>
              </table:table-cell>
              <table:table-cell office:value-type="float" office:value="3265516">
                <text:p>3265516</text:p>
              </table:table-cell>
              <table:table-cell office:value-type="float" office:value="3522656">
                <text:p>3522656</text:p>
              </table:table-cell>
              <table:table-cell office:value-type="float" office:value="1247504">
                <text:p>12475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8035676">
                <text:p>8035676</text:p>
              </table:table-cell>
              <table:table-cell office:value-type="float" office:value="3187972">
                <text:p>3187972</text:p>
              </table:table-cell>
              <table:table-cell office:value-type="float" office:value="3600376">
                <text:p>3600376</text:p>
              </table:table-cell>
              <table:table-cell office:value-type="float" office:value="1247328">
                <text:p>12473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8035676">
                <text:p>8035676</text:p>
              </table:table-cell>
              <table:table-cell office:value-type="float" office:value="3107308">
                <text:p>3107308</text:p>
              </table:table-cell>
              <table:table-cell office:value-type="float" office:value="3680164">
                <text:p>3680164</text:p>
              </table:table-cell>
              <table:table-cell office:value-type="float" office:value="1248204">
                <text:p>1248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8035676">
                <text:p>8035676</text:p>
              </table:table-cell>
              <table:table-cell office:value-type="float" office:value="3027172">
                <text:p>3027172</text:p>
              </table:table-cell>
              <table:table-cell office:value-type="float" office:value="3759812">
                <text:p>3759812</text:p>
              </table:table-cell>
              <table:table-cell office:value-type="float" office:value="1248692">
                <text:p>12486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8035676">
                <text:p>8035676</text:p>
              </table:table-cell>
              <table:table-cell office:value-type="float" office:value="2948620">
                <text:p>2948620</text:p>
              </table:table-cell>
              <table:table-cell office:value-type="float" office:value="3838336">
                <text:p>3838336</text:p>
              </table:table-cell>
              <table:table-cell office:value-type="float" office:value="1248720">
                <text:p>12487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8035676">
                <text:p>8035676</text:p>
              </table:table-cell>
              <table:table-cell office:value-type="float" office:value="2870404">
                <text:p>2870404</text:p>
              </table:table-cell>
              <table:table-cell office:value-type="float" office:value="3916956">
                <text:p>3916956</text:p>
              </table:table-cell>
              <table:table-cell office:value-type="float" office:value="1248316">
                <text:p>12483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8035676">
                <text:p>8035676</text:p>
              </table:table-cell>
              <table:table-cell office:value-type="float" office:value="2791552">
                <text:p>2791552</text:p>
              </table:table-cell>
              <table:table-cell office:value-type="float" office:value="3995916">
                <text:p>3995916</text:p>
              </table:table-cell>
              <table:table-cell office:value-type="float" office:value="1248208">
                <text:p>1248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8035676">
                <text:p>8035676</text:p>
              </table:table-cell>
              <table:table-cell office:value-type="float" office:value="2712960">
                <text:p>2712960</text:p>
              </table:table-cell>
              <table:table-cell office:value-type="float" office:value="4074500">
                <text:p>4074500</text:p>
              </table:table-cell>
              <table:table-cell office:value-type="float" office:value="1248216">
                <text:p>12482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8035676">
                <text:p>8035676</text:p>
              </table:table-cell>
              <table:table-cell office:value-type="float" office:value="2635060">
                <text:p>2635060</text:p>
              </table:table-cell>
              <table:table-cell office:value-type="float" office:value="4152408">
                <text:p>4152408</text:p>
              </table:table-cell>
              <table:table-cell office:value-type="float" office:value="1248208">
                <text:p>12482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8035676">
                <text:p>8035676</text:p>
              </table:table-cell>
              <table:table-cell office:value-type="float" office:value="2556112">
                <text:p>2556112</text:p>
              </table:table-cell>
              <table:table-cell office:value-type="float" office:value="4231324">
                <text:p>4231324</text:p>
              </table:table-cell>
              <table:table-cell office:value-type="float" office:value="1248240">
                <text:p>12482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8035676">
                <text:p>8035676</text:p>
              </table:table-cell>
              <table:table-cell office:value-type="float" office:value="2479292">
                <text:p>2479292</text:p>
              </table:table-cell>
              <table:table-cell office:value-type="float" office:value="4308168">
                <text:p>4308168</text:p>
              </table:table-cell>
              <table:table-cell office:value-type="float" office:value="1248216">
                <text:p>12482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8035676">
                <text:p>8035676</text:p>
              </table:table-cell>
              <table:table-cell office:value-type="float" office:value="2400840">
                <text:p>2400840</text:p>
              </table:table-cell>
              <table:table-cell office:value-type="float" office:value="4386620">
                <text:p>4386620</text:p>
              </table:table-cell>
              <table:table-cell office:value-type="float" office:value="1248216">
                <text:p>12482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8035676">
                <text:p>8035676</text:p>
              </table:table-cell>
              <table:table-cell office:value-type="float" office:value="2321696">
                <text:p>2321696</text:p>
              </table:table-cell>
              <table:table-cell office:value-type="float" office:value="4464956">
                <text:p>4464956</text:p>
              </table:table-cell>
              <table:table-cell office:value-type="float" office:value="1249024">
                <text:p>12490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8035676">
                <text:p>8035676</text:p>
              </table:table-cell>
              <table:table-cell office:value-type="float" office:value="2241892">
                <text:p>2241892</text:p>
              </table:table-cell>
              <table:table-cell office:value-type="float" office:value="4544636">
                <text:p>4544636</text:p>
              </table:table-cell>
              <table:table-cell office:value-type="float" office:value="1249148">
                <text:p>12491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8035676">
                <text:p>8035676</text:p>
              </table:table-cell>
              <table:table-cell office:value-type="float" office:value="2160976">
                <text:p>2160976</text:p>
              </table:table-cell>
              <table:table-cell office:value-type="float" office:value="4625644">
                <text:p>4625644</text:p>
              </table:table-cell>
              <table:table-cell office:value-type="float" office:value="1249056">
                <text:p>12490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8035676">
                <text:p>8035676</text:p>
              </table:table-cell>
              <table:table-cell office:value-type="float" office:value="2082768">
                <text:p>2082768</text:p>
              </table:table-cell>
              <table:table-cell office:value-type="float" office:value="4703676">
                <text:p>4703676</text:p>
              </table:table-cell>
              <table:table-cell office:value-type="float" office:value="1249232">
                <text:p>12492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8035676">
                <text:p>8035676</text:p>
              </table:table-cell>
              <table:table-cell office:value-type="float" office:value="2004396">
                <text:p>2004396</text:p>
              </table:table-cell>
              <table:table-cell office:value-type="float" office:value="4782152">
                <text:p>4782152</text:p>
              </table:table-cell>
              <table:table-cell office:value-type="float" office:value="1249128">
                <text:p>12491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8035676">
                <text:p>8035676</text:p>
              </table:table-cell>
              <table:table-cell office:value-type="float" office:value="1926144">
                <text:p>1926144</text:p>
              </table:table-cell>
              <table:table-cell office:value-type="float" office:value="4860404">
                <text:p>4860404</text:p>
              </table:table-cell>
              <table:table-cell office:value-type="float" office:value="1249128">
                <text:p>12491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8035676">
                <text:p>8035676</text:p>
              </table:table-cell>
              <table:table-cell office:value-type="float" office:value="1847016">
                <text:p>1847016</text:p>
              </table:table-cell>
              <table:table-cell office:value-type="float" office:value="4939692">
                <text:p>4939692</text:p>
              </table:table-cell>
              <table:table-cell office:value-type="float" office:value="1248968">
                <text:p>12489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8035676">
                <text:p>8035676</text:p>
              </table:table-cell>
              <table:table-cell office:value-type="float" office:value="1768848">
                <text:p>1768848</text:p>
              </table:table-cell>
              <table:table-cell office:value-type="float" office:value="5017684">
                <text:p>5017684</text:p>
              </table:table-cell>
              <table:table-cell office:value-type="float" office:value="1249144">
                <text:p>12491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8035676">
                <text:p>8035676</text:p>
              </table:table-cell>
              <table:table-cell office:value-type="float" office:value="1691816">
                <text:p>1691816</text:p>
              </table:table-cell>
              <table:table-cell office:value-type="float" office:value="5094712">
                <text:p>5094712</text:p>
              </table:table-cell>
              <table:table-cell office:value-type="float" office:value="1249148">
                <text:p>1249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8035676">
                <text:p>8035676</text:p>
              </table:table-cell>
              <table:table-cell office:value-type="float" office:value="1614412">
                <text:p>1614412</text:p>
              </table:table-cell>
              <table:table-cell office:value-type="float" office:value="5172116">
                <text:p>5172116</text:p>
              </table:table-cell>
              <table:table-cell office:value-type="float" office:value="1249148">
                <text:p>12491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8035676">
                <text:p>8035676</text:p>
              </table:table-cell>
              <table:table-cell office:value-type="float" office:value="1534040">
                <text:p>1534040</text:p>
              </table:table-cell>
              <table:table-cell office:value-type="float" office:value="5251096">
                <text:p>5251096</text:p>
              </table:table-cell>
              <table:table-cell office:value-type="float" office:value="1250540">
                <text:p>12505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8035676">
                <text:p>8035676</text:p>
              </table:table-cell>
              <table:table-cell office:value-type="float" office:value="1454976">
                <text:p>1454976</text:p>
              </table:table-cell>
              <table:table-cell office:value-type="float" office:value="5330140">
                <text:p>5330140</text:p>
              </table:table-cell>
              <table:table-cell office:value-type="float" office:value="1250560">
                <text:p>12505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8035676">
                <text:p>8035676</text:p>
              </table:table-cell>
              <table:table-cell office:value-type="float" office:value="1375940">
                <text:p>1375940</text:p>
              </table:table-cell>
              <table:table-cell office:value-type="float" office:value="5408664">
                <text:p>5408664</text:p>
              </table:table-cell>
              <table:table-cell office:value-type="float" office:value="1251072">
                <text:p>12510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8035676">
                <text:p>8035676</text:p>
              </table:table-cell>
              <table:table-cell office:value-type="float" office:value="1298484">
                <text:p>1298484</text:p>
              </table:table-cell>
              <table:table-cell office:value-type="float" office:value="5486084">
                <text:p>5486084</text:p>
              </table:table-cell>
              <table:table-cell office:value-type="float" office:value="1251108">
                <text:p>12511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">
                <text:p>102</text:p>
              </table:table-cell>
              <table:table-cell office:value-type="float" office:value="8035676">
                <text:p>8035676</text:p>
              </table:table-cell>
              <table:table-cell office:value-type="float" office:value="1221264">
                <text:p>1221264</text:p>
              </table:table-cell>
              <table:table-cell office:value-type="float" office:value="5563840">
                <text:p>5563840</text:p>
              </table:table-cell>
              <table:table-cell office:value-type="float" office:value="1250572">
                <text:p>12505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">
                <text:p>104</text:p>
              </table:table-cell>
              <table:table-cell office:value-type="float" office:value="8035676">
                <text:p>8035676</text:p>
              </table:table-cell>
              <table:table-cell office:value-type="float" office:value="1142944">
                <text:p>1142944</text:p>
              </table:table-cell>
              <table:table-cell office:value-type="float" office:value="5642160">
                <text:p>5642160</text:p>
              </table:table-cell>
              <table:table-cell office:value-type="float" office:value="1250572">
                <text:p>12505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">
                <text:p>106</text:p>
              </table:table-cell>
              <table:table-cell office:value-type="float" office:value="8035676">
                <text:p>8035676</text:p>
              </table:table-cell>
              <table:table-cell office:value-type="float" office:value="1067756">
                <text:p>1067756</text:p>
              </table:table-cell>
              <table:table-cell office:value-type="float" office:value="5723476">
                <text:p>5723476</text:p>
              </table:table-cell>
              <table:table-cell office:value-type="float" office:value="1244444">
                <text:p>12444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">
                <text:p>108</text:p>
              </table:table-cell>
              <table:table-cell office:value-type="float" office:value="8035676">
                <text:p>8035676</text:p>
              </table:table-cell>
              <table:table-cell office:value-type="float" office:value="988688">
                <text:p>988688</text:p>
              </table:table-cell>
              <table:table-cell office:value-type="float" office:value="5802344">
                <text:p>5802344</text:p>
              </table:table-cell>
              <table:table-cell office:value-type="float" office:value="1244644">
                <text:p>12446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8035676">
                <text:p>8035676</text:p>
              </table:table-cell>
              <table:table-cell office:value-type="float" office:value="909300">
                <text:p>909300</text:p>
              </table:table-cell>
              <table:table-cell office:value-type="float" office:value="5883740">
                <text:p>5883740</text:p>
              </table:table-cell>
              <table:table-cell office:value-type="float" office:value="1242636">
                <text:p>1242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">
                <text:p>112</text:p>
              </table:table-cell>
              <table:table-cell office:value-type="float" office:value="8035676">
                <text:p>8035676</text:p>
              </table:table-cell>
              <table:table-cell office:value-type="float" office:value="819716">
                <text:p>819716</text:p>
              </table:table-cell>
              <table:table-cell office:value-type="float" office:value="5961764">
                <text:p>5961764</text:p>
              </table:table-cell>
              <table:table-cell office:value-type="float" office:value="1254196">
                <text:p>12541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">
                <text:p>114</text:p>
              </table:table-cell>
              <table:table-cell office:value-type="float" office:value="8035676">
                <text:p>8035676</text:p>
              </table:table-cell>
              <table:table-cell office:value-type="float" office:value="754360">
                <text:p>754360</text:p>
              </table:table-cell>
              <table:table-cell office:value-type="float" office:value="6038108">
                <text:p>6038108</text:p>
              </table:table-cell>
              <table:table-cell office:value-type="float" office:value="1243208">
                <text:p>12432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">
                <text:p>116</text:p>
              </table:table-cell>
              <table:table-cell office:value-type="float" office:value="8035676">
                <text:p>8035676</text:p>
              </table:table-cell>
              <table:table-cell office:value-type="float" office:value="674060">
                <text:p>674060</text:p>
              </table:table-cell>
              <table:table-cell office:value-type="float" office:value="6115488">
                <text:p>6115488</text:p>
              </table:table-cell>
              <table:table-cell office:value-type="float" office:value="1246128">
                <text:p>1246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9">
                <text:p>119</text:p>
              </table:table-cell>
              <table:table-cell office:value-type="float" office:value="8035676">
                <text:p>8035676</text:p>
              </table:table-cell>
              <table:table-cell office:value-type="float" office:value="589892">
                <text:p>589892</text:p>
              </table:table-cell>
              <table:table-cell office:value-type="float" office:value="6196044">
                <text:p>6196044</text:p>
              </table:table-cell>
              <table:table-cell office:value-type="float" office:value="1249740">
                <text:p>12497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1">
                <text:p>121</text:p>
              </table:table-cell>
              <table:table-cell office:value-type="float" office:value="8035676">
                <text:p>8035676</text:p>
              </table:table-cell>
              <table:table-cell office:value-type="float" office:value="519392">
                <text:p>519392</text:p>
              </table:table-cell>
              <table:table-cell office:value-type="float" office:value="6273656">
                <text:p>6273656</text:p>
              </table:table-cell>
              <table:table-cell office:value-type="float" office:value="1242628">
                <text:p>12426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4">
                <text:p>124</text:p>
              </table:table-cell>
              <table:table-cell office:value-type="float" office:value="8035676">
                <text:p>8035676</text:p>
              </table:table-cell>
              <table:table-cell office:value-type="float" office:value="493084">
                <text:p>493084</text:p>
              </table:table-cell>
              <table:table-cell office:value-type="float" office:value="6353668">
                <text:p>6353668</text:p>
              </table:table-cell>
              <table:table-cell office:value-type="float" office:value="1188924">
                <text:p>11889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7">
                <text:p>127</text:p>
              </table:table-cell>
              <table:table-cell office:value-type="float" office:value="8035676">
                <text:p>8035676</text:p>
              </table:table-cell>
              <table:table-cell office:value-type="float" office:value="412900">
                <text:p>412900</text:p>
              </table:table-cell>
              <table:table-cell office:value-type="float" office:value="6433024">
                <text:p>6433024</text:p>
              </table:table-cell>
              <table:table-cell office:value-type="float" office:value="1189752">
                <text:p>11897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9">
                <text:p>129</text:p>
              </table:table-cell>
              <table:table-cell office:value-type="float" office:value="8035676">
                <text:p>8035676</text:p>
              </table:table-cell>
              <table:table-cell office:value-type="float" office:value="332348">
                <text:p>332348</text:p>
              </table:table-cell>
              <table:table-cell office:value-type="float" office:value="6510752">
                <text:p>6510752</text:p>
              </table:table-cell>
              <table:table-cell office:value-type="float" office:value="1192576">
                <text:p>11925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">
                <text:p>132</text:p>
              </table:table-cell>
              <table:table-cell office:value-type="float" office:value="8035676">
                <text:p>8035676</text:p>
              </table:table-cell>
              <table:table-cell office:value-type="float" office:value="254112">
                <text:p>254112</text:p>
              </table:table-cell>
              <table:table-cell office:value-type="float" office:value="6588272">
                <text:p>6588272</text:p>
              </table:table-cell>
              <table:table-cell office:value-type="float" office:value="1193292">
                <text:p>11932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5">
                <text:p>135</text:p>
              </table:table-cell>
              <table:table-cell office:value-type="float" office:value="8035676">
                <text:p>8035676</text:p>
              </table:table-cell>
              <table:table-cell office:value-type="float" office:value="160812">
                <text:p>160812</text:p>
              </table:table-cell>
              <table:table-cell office:value-type="float" office:value="6670312">
                <text:p>6670312</text:p>
              </table:table-cell>
              <table:table-cell office:value-type="float" office:value="1204552">
                <text:p>12045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8">
                <text:p>138</text:p>
              </table:table-cell>
              <table:table-cell office:value-type="float" office:value="8035676">
                <text:p>8035676</text:p>
              </table:table-cell>
              <table:table-cell office:value-type="float" office:value="189376">
                <text:p>189376</text:p>
              </table:table-cell>
              <table:table-cell office:value-type="float" office:value="6749492">
                <text:p>6749492</text:p>
              </table:table-cell>
              <table:table-cell office:value-type="float" office:value="1096808">
                <text:p>10968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0">
                <text:p>140</text:p>
              </table:table-cell>
              <table:table-cell office:value-type="float" office:value="8035676">
                <text:p>8035676</text:p>
              </table:table-cell>
              <table:table-cell office:value-type="float" office:value="170112">
                <text:p>170112</text:p>
              </table:table-cell>
              <table:table-cell office:value-type="float" office:value="6834532">
                <text:p>6834532</text:p>
              </table:table-cell>
              <table:table-cell office:value-type="float" office:value="1031032">
                <text:p>10310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3">
                <text:p>143</text:p>
              </table:table-cell>
              <table:table-cell office:value-type="float" office:value="8035676">
                <text:p>8035676</text:p>
              </table:table-cell>
              <table:table-cell office:value-type="float" office:value="136100">
                <text:p>136100</text:p>
              </table:table-cell>
              <table:table-cell office:value-type="float" office:value="6912076">
                <text:p>6912076</text:p>
              </table:table-cell>
              <table:table-cell office:value-type="float" office:value="987500">
                <text:p>9875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6">
                <text:p>146</text:p>
              </table:table-cell>
              <table:table-cell office:value-type="float" office:value="8035676">
                <text:p>8035676</text:p>
              </table:table-cell>
              <table:table-cell office:value-type="float" office:value="141704">
                <text:p>141704</text:p>
              </table:table-cell>
              <table:table-cell office:value-type="float" office:value="6988076">
                <text:p>6988076</text:p>
              </table:table-cell>
              <table:table-cell office:value-type="float" office:value="905896">
                <text:p>9058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9">
                <text:p>149</text:p>
              </table:table-cell>
              <table:table-cell office:value-type="float" office:value="8035676">
                <text:p>8035676</text:p>
              </table:table-cell>
              <table:table-cell office:value-type="float" office:value="150696">
                <text:p>150696</text:p>
              </table:table-cell>
              <table:table-cell office:value-type="float" office:value="7065688">
                <text:p>7065688</text:p>
              </table:table-cell>
              <table:table-cell office:value-type="float" office:value="819292">
                <text:p>8192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1">
                <text:p>151</text:p>
              </table:table-cell>
              <table:table-cell office:value-type="float" office:value="8035676">
                <text:p>8035676</text:p>
              </table:table-cell>
              <table:table-cell office:value-type="float" office:value="154824">
                <text:p>154824</text:p>
              </table:table-cell>
              <table:table-cell office:value-type="float" office:value="7143244">
                <text:p>7143244</text:p>
              </table:table-cell>
              <table:table-cell office:value-type="float" office:value="737608">
                <text:p>7376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4">
                <text:p>154</text:p>
              </table:table-cell>
              <table:table-cell office:value-type="float" office:value="8035676">
                <text:p>8035676</text:p>
              </table:table-cell>
              <table:table-cell office:value-type="float" office:value="139744">
                <text:p>139744</text:p>
              </table:table-cell>
              <table:table-cell office:value-type="float" office:value="7207496">
                <text:p>7207496</text:p>
              </table:table-cell>
              <table:table-cell office:value-type="float" office:value="688436">
                <text:p>6884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7">
                <text:p>157</text:p>
              </table:table-cell>
              <table:table-cell office:value-type="float" office:value="8035676">
                <text:p>8035676</text:p>
              </table:table-cell>
              <table:table-cell office:value-type="float" office:value="156092">
                <text:p>156092</text:p>
              </table:table-cell>
              <table:table-cell office:value-type="float" office:value="7286280">
                <text:p>7286280</text:p>
              </table:table-cell>
              <table:table-cell office:value-type="float" office:value="593304">
                <text:p>5933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0">
                <text:p>160</text:p>
              </table:table-cell>
              <table:table-cell office:value-type="float" office:value="8035676">
                <text:p>8035676</text:p>
              </table:table-cell>
              <table:table-cell office:value-type="float" office:value="148416">
                <text:p>148416</text:p>
              </table:table-cell>
              <table:table-cell office:value-type="float" office:value="7363384">
                <text:p>7363384</text:p>
              </table:table-cell>
              <table:table-cell office:value-type="float" office:value="523876">
                <text:p>5238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2">
                <text:p>162</text:p>
              </table:table-cell>
              <table:table-cell office:value-type="float" office:value="8035676">
                <text:p>8035676</text:p>
              </table:table-cell>
              <table:table-cell office:value-type="float" office:value="157920">
                <text:p>157920</text:p>
              </table:table-cell>
              <table:table-cell office:value-type="float" office:value="7439444">
                <text:p>7439444</text:p>
              </table:table-cell>
              <table:table-cell office:value-type="float" office:value="438312">
                <text:p>4383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5">
                <text:p>165</text:p>
              </table:table-cell>
              <table:table-cell office:value-type="float" office:value="8035676">
                <text:p>8035676</text:p>
              </table:table-cell>
              <table:table-cell office:value-type="float" office:value="133880">
                <text:p>133880</text:p>
              </table:table-cell>
              <table:table-cell office:value-type="float" office:value="7521296">
                <text:p>7521296</text:p>
              </table:table-cell>
              <table:table-cell office:value-type="float" office:value="380500">
                <text:p>3805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8">
                <text:p>168</text:p>
              </table:table-cell>
              <table:table-cell office:value-type="float" office:value="8035676">
                <text:p>8035676</text:p>
              </table:table-cell>
              <table:table-cell office:value-type="float" office:value="146700">
                <text:p>146700</text:p>
              </table:table-cell>
              <table:table-cell office:value-type="float" office:value="7553444">
                <text:p>7553444</text:p>
              </table:table-cell>
              <table:table-cell office:value-type="float" office:value="335532">
                <text:p>3355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1">
                <text:p>171</text:p>
              </table:table-cell>
              <table:table-cell office:value-type="float" office:value="8035676">
                <text:p>8035676</text:p>
              </table:table-cell>
              <table:table-cell office:value-type="float" office:value="159804">
                <text:p>159804</text:p>
              </table:table-cell>
              <table:table-cell office:value-type="float" office:value="7581164">
                <text:p>7581164</text:p>
              </table:table-cell>
              <table:table-cell office:value-type="float" office:value="294708">
                <text:p>2947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4">
                <text:p>174</text:p>
              </table:table-cell>
              <table:table-cell office:value-type="float" office:value="8035676">
                <text:p>8035676</text:p>
              </table:table-cell>
              <table:table-cell office:value-type="float" office:value="148768">
                <text:p>148768</text:p>
              </table:table-cell>
              <table:table-cell office:value-type="float" office:value="7593248">
                <text:p>7593248</text:p>
              </table:table-cell>
              <table:table-cell office:value-type="float" office:value="293660">
                <text:p>2936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7">
                <text:p>177</text:p>
              </table:table-cell>
              <table:table-cell office:value-type="float" office:value="8035676">
                <text:p>8035676</text:p>
              </table:table-cell>
              <table:table-cell office:value-type="float" office:value="124144">
                <text:p>124144</text:p>
              </table:table-cell>
              <table:table-cell office:value-type="float" office:value="7672660">
                <text:p>7672660</text:p>
              </table:table-cell>
              <table:table-cell office:value-type="float" office:value="238872">
                <text:p>2388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0">
                <text:p>180</text:p>
              </table:table-cell>
              <table:table-cell office:value-type="float" office:value="8035676">
                <text:p>8035676</text:p>
              </table:table-cell>
              <table:table-cell office:value-type="float" office:value="128780">
                <text:p>128780</text:p>
              </table:table-cell>
              <table:table-cell office:value-type="float" office:value="7673068">
                <text:p>7673068</text:p>
              </table:table-cell>
              <table:table-cell office:value-type="float" office:value="233828">
                <text:p>2338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3">
                <text:p>183</text:p>
              </table:table-cell>
              <table:table-cell office:value-type="float" office:value="8035676">
                <text:p>8035676</text:p>
              </table:table-cell>
              <table:table-cell office:value-type="float" office:value="127600">
                <text:p>127600</text:p>
              </table:table-cell>
              <table:table-cell office:value-type="float" office:value="7669844">
                <text:p>7669844</text:p>
              </table:table-cell>
              <table:table-cell office:value-type="float" office:value="238232">
                <text:p>2382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4">
                <text:p>214</text:p>
              </table:table-cell>
              <table:table-cell office:value-type="float" office:value="8035676">
                <text:p>8035676</text:p>
              </table:table-cell>
              <table:table-cell office:value-type="float" office:value="108348">
                <text:p>108348</text:p>
              </table:table-cell>
              <table:table-cell office:value-type="float" office:value="7709068">
                <text:p>7709068</text:p>
              </table:table-cell>
              <table:table-cell office:value-type="float" office:value="218260">
                <text:p>2182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4cm" svg:y="3.457cm" style:legend-expansion="high" chart:style-name="ch2"/>
        <chart:plot-area chart:style-name="ch3" table:cell-range-address="Лист1.A1:Лист1.A84 Лист1.H1:Лист1.K84" chart:data-source-has-labels="row" svg:x="0.264cm" svg:y="0.153cm" svg:width="10.76cm" svg:height="8.645cm">
          <chartooo:coordinate-region svg:x="1.811cm" svg:y="0.352cm" svg:width="8.93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H2:Лист1.H84" chart:label-cell-address="Лист1.H1:Лист1.H1" chart:class="chart:scatter">
            <chart:domain table:cell-range-address="Лист1.A2:Лист1.A84"/>
            <chart:data-point chart:repeated="83"/>
          </chart:series>
          <chart:series chart:style-name="ch7" chart:values-cell-range-address="Лист1.I2:Лист1.I84" chart:label-cell-address="Лист1.I1:Лист1.I1" chart:class="chart:scatter">
            <chart:data-point chart:repeated="83"/>
          </chart:series>
          <chart:series chart:style-name="ch8" chart:values-cell-range-address="Лист1.J2:Лист1.J84" chart:label-cell-address="Лист1.J1:Лист1.J1" chart:class="chart:scatter">
            <chart:data-point chart:repeated="83"/>
          </chart:series>
          <chart:series chart:style-name="ch9" chart:values-cell-range-address="Лист1.K2:Лист1.K84" chart:label-cell-address="Лист1.K1:Лист1.K1" chart:class="chart:scatter">
            <chart:data-point chart:repeated="8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Swap Total</text:p>
                <draw:g>
                  <svg:desc>Лист1.H1:Лист1.H1</svg:desc>
                </draw:g>
              </table:table-cell>
              <table:table-cell office:value-type="string">
                <text:p>Swap Free</text:p>
                <draw:g>
                  <svg:desc>Лист1.I1:Лист1.I1</svg:desc>
                </draw:g>
              </table:table-cell>
              <table:table-cell office:value-type="string">
                <text:p>Swap Used</text:p>
                <draw:g>
                  <svg:desc>Лист1.J1:Лист1.J1</svg:desc>
                </draw:g>
              </table:table-cell>
              <table:table-cell office:value-type="string">
                <text:p>Swap availiable Mem</text:p>
                <draw:g>
                  <svg:desc>Лист1.K1:Лист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Лист1.A2:Лист1.A84</svg:desc>
                </draw:g>
              </table:table-cell>
              <table:table-cell office:value-type="float" office:value="1668568">
                <text:p>1668568</text:p>
                <draw:g>
                  <svg:desc>Лист1.H2:Лист1.H84</svg:desc>
                </draw:g>
              </table:table-cell>
              <table:table-cell office:value-type="float" office:value="409448">
                <text:p>409448</text:p>
                <draw:g>
                  <svg:desc>Лист1.I2:Лист1.I84</svg:desc>
                </draw:g>
              </table:table-cell>
              <table:table-cell office:value-type="float" office:value="1259120">
                <text:p>1259120</text:p>
                <draw:g>
                  <svg:desc>Лист1.J2:Лист1.J84</svg:desc>
                </draw:g>
              </table:table-cell>
              <table:table-cell office:value-type="float" office:value="5852176">
                <text:p>5852176</text:p>
                <draw:g>
                  <svg:desc>Лист1.K2:Лист1.K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68568">
                <text:p>1668568</text:p>
              </table:table-cell>
              <table:table-cell office:value-type="float" office:value="409448">
                <text:p>409448</text:p>
              </table:table-cell>
              <table:table-cell office:value-type="float" office:value="1259120">
                <text:p>1259120</text:p>
              </table:table-cell>
              <table:table-cell office:value-type="float" office:value="5776932">
                <text:p>5776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68568">
                <text:p>1668568</text:p>
              </table:table-cell>
              <table:table-cell office:value-type="float" office:value="409452">
                <text:p>409452</text:p>
              </table:table-cell>
              <table:table-cell office:value-type="float" office:value="1259116">
                <text:p>1259116</text:p>
              </table:table-cell>
              <table:table-cell office:value-type="float" office:value="5700068">
                <text:p>5700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668568">
                <text:p>1668568</text:p>
              </table:table-cell>
              <table:table-cell office:value-type="float" office:value="409460">
                <text:p>409460</text:p>
              </table:table-cell>
              <table:table-cell office:value-type="float" office:value="1259108">
                <text:p>1259108</text:p>
              </table:table-cell>
              <table:table-cell office:value-type="float" office:value="5601308">
                <text:p>5601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668568">
                <text:p>1668568</text:p>
              </table:table-cell>
              <table:table-cell office:value-type="float" office:value="409460">
                <text:p>409460</text:p>
              </table:table-cell>
              <table:table-cell office:value-type="float" office:value="1259108">
                <text:p>1259108</text:p>
              </table:table-cell>
              <table:table-cell office:value-type="float" office:value="5523952">
                <text:p>5523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668568">
                <text:p>1668568</text:p>
              </table:table-cell>
              <table:table-cell office:value-type="float" office:value="419788">
                <text:p>419788</text:p>
              </table:table-cell>
              <table:table-cell office:value-type="float" office:value="1248780">
                <text:p>1248780</text:p>
              </table:table-cell>
              <table:table-cell office:value-type="float" office:value="5437452">
                <text:p>5437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668568">
                <text:p>1668568</text:p>
              </table:table-cell>
              <table:table-cell office:value-type="float" office:value="419792">
                <text:p>419792</text:p>
              </table:table-cell>
              <table:table-cell office:value-type="float" office:value="1248776">
                <text:p>1248776</text:p>
              </table:table-cell>
              <table:table-cell office:value-type="float" office:value="5364040">
                <text:p>53640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668568">
                <text:p>1668568</text:p>
              </table:table-cell>
              <table:table-cell office:value-type="float" office:value="419792">
                <text:p>419792</text:p>
              </table:table-cell>
              <table:table-cell office:value-type="float" office:value="1248776">
                <text:p>1248776</text:p>
              </table:table-cell>
              <table:table-cell office:value-type="float" office:value="5286760">
                <text:p>52867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668568">
                <text:p>1668568</text:p>
              </table:table-cell>
              <table:table-cell office:value-type="float" office:value="419796">
                <text:p>419796</text:p>
              </table:table-cell>
              <table:table-cell office:value-type="float" office:value="1248772">
                <text:p>1248772</text:p>
              </table:table-cell>
              <table:table-cell office:value-type="float" office:value="5206344">
                <text:p>5206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668568">
                <text:p>1668568</text:p>
              </table:table-cell>
              <table:table-cell office:value-type="float" office:value="419796">
                <text:p>419796</text:p>
              </table:table-cell>
              <table:table-cell office:value-type="float" office:value="1248772">
                <text:p>1248772</text:p>
              </table:table-cell>
              <table:table-cell office:value-type="float" office:value="5127892">
                <text:p>51278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668568">
                <text:p>1668568</text:p>
              </table:table-cell>
              <table:table-cell office:value-type="float" office:value="419796">
                <text:p>419796</text:p>
              </table:table-cell>
              <table:table-cell office:value-type="float" office:value="1248772">
                <text:p>1248772</text:p>
              </table:table-cell>
              <table:table-cell office:value-type="float" office:value="5051168">
                <text:p>50511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1668568">
                <text:p>1668568</text:p>
              </table:table-cell>
              <table:table-cell office:value-type="float" office:value="419796">
                <text:p>419796</text:p>
              </table:table-cell>
              <table:table-cell office:value-type="float" office:value="1248772">
                <text:p>1248772</text:p>
              </table:table-cell>
              <table:table-cell office:value-type="float" office:value="4987896">
                <text:p>4987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1668568">
                <text:p>1668568</text:p>
              </table:table-cell>
              <table:table-cell office:value-type="float" office:value="419796">
                <text:p>419796</text:p>
              </table:table-cell>
              <table:table-cell office:value-type="float" office:value="1248772">
                <text:p>1248772</text:p>
              </table:table-cell>
              <table:table-cell office:value-type="float" office:value="4907776">
                <text:p>49077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1668568">
                <text:p>1668568</text:p>
              </table:table-cell>
              <table:table-cell office:value-type="float" office:value="419796">
                <text:p>419796</text:p>
              </table:table-cell>
              <table:table-cell office:value-type="float" office:value="1248772">
                <text:p>1248772</text:p>
              </table:table-cell>
              <table:table-cell office:value-type="float" office:value="4830908">
                <text:p>48309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1668568">
                <text:p>1668568</text:p>
              </table:table-cell>
              <table:table-cell office:value-type="float" office:value="419796">
                <text:p>419796</text:p>
              </table:table-cell>
              <table:table-cell office:value-type="float" office:value="1248772">
                <text:p>1248772</text:p>
              </table:table-cell>
              <table:table-cell office:value-type="float" office:value="4753036">
                <text:p>47530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668568">
                <text:p>1668568</text:p>
              </table:table-cell>
              <table:table-cell office:value-type="float" office:value="419800">
                <text:p>419800</text:p>
              </table:table-cell>
              <table:table-cell office:value-type="float" office:value="1248768">
                <text:p>1248768</text:p>
              </table:table-cell>
              <table:table-cell office:value-type="float" office:value="4675080">
                <text:p>46750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1668568">
                <text:p>1668568</text:p>
              </table:table-cell>
              <table:table-cell office:value-type="float" office:value="419804">
                <text:p>419804</text:p>
              </table:table-cell>
              <table:table-cell office:value-type="float" office:value="1248764">
                <text:p>1248764</text:p>
              </table:table-cell>
              <table:table-cell office:value-type="float" office:value="4596692">
                <text:p>45966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1668568">
                <text:p>1668568</text:p>
              </table:table-cell>
              <table:table-cell office:value-type="float" office:value="419804">
                <text:p>419804</text:p>
              </table:table-cell>
              <table:table-cell office:value-type="float" office:value="1248764">
                <text:p>1248764</text:p>
              </table:table-cell>
              <table:table-cell office:value-type="float" office:value="4516752">
                <text:p>45167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1668568">
                <text:p>1668568</text:p>
              </table:table-cell>
              <table:table-cell office:value-type="float" office:value="419808">
                <text:p>419808</text:p>
              </table:table-cell>
              <table:table-cell office:value-type="float" office:value="1248760">
                <text:p>1248760</text:p>
              </table:table-cell>
              <table:table-cell office:value-type="float" office:value="4438164">
                <text:p>44381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1668568">
                <text:p>1668568</text:p>
              </table:table-cell>
              <table:table-cell office:value-type="float" office:value="419808">
                <text:p>419808</text:p>
              </table:table-cell>
              <table:table-cell office:value-type="float" office:value="1248760">
                <text:p>1248760</text:p>
              </table:table-cell>
              <table:table-cell office:value-type="float" office:value="4359168">
                <text:p>43591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1668568">
                <text:p>1668568</text:p>
              </table:table-cell>
              <table:table-cell office:value-type="float" office:value="419808">
                <text:p>419808</text:p>
              </table:table-cell>
              <table:table-cell office:value-type="float" office:value="1248760">
                <text:p>1248760</text:p>
              </table:table-cell>
              <table:table-cell office:value-type="float" office:value="4280448">
                <text:p>42804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1668568">
                <text:p>1668568</text:p>
              </table:table-cell>
              <table:table-cell office:value-type="float" office:value="419808">
                <text:p>419808</text:p>
              </table:table-cell>
              <table:table-cell office:value-type="float" office:value="1248760">
                <text:p>1248760</text:p>
              </table:table-cell>
              <table:table-cell office:value-type="float" office:value="4202588">
                <text:p>42025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1668568">
                <text:p>1668568</text:p>
              </table:table-cell>
              <table:table-cell office:value-type="float" office:value="419832">
                <text:p>419832</text:p>
              </table:table-cell>
              <table:table-cell office:value-type="float" office:value="1248736">
                <text:p>1248736</text:p>
              </table:table-cell>
              <table:table-cell office:value-type="float" office:value="4123884">
                <text:p>41238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1668568">
                <text:p>1668568</text:p>
              </table:table-cell>
              <table:table-cell office:value-type="float" office:value="419832">
                <text:p>419832</text:p>
              </table:table-cell>
              <table:table-cell office:value-type="float" office:value="1248736">
                <text:p>1248736</text:p>
              </table:table-cell>
              <table:table-cell office:value-type="float" office:value="4048180">
                <text:p>40481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1668568">
                <text:p>1668568</text:p>
              </table:table-cell>
              <table:table-cell office:value-type="float" office:value="419832">
                <text:p>419832</text:p>
              </table:table-cell>
              <table:table-cell office:value-type="float" office:value="1248736">
                <text:p>1248736</text:p>
              </table:table-cell>
              <table:table-cell office:value-type="float" office:value="3967848">
                <text:p>39678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1668568">
                <text:p>1668568</text:p>
              </table:table-cell>
              <table:table-cell office:value-type="float" office:value="419832">
                <text:p>419832</text:p>
              </table:table-cell>
              <table:table-cell office:value-type="float" office:value="1248736">
                <text:p>1248736</text:p>
              </table:table-cell>
              <table:table-cell office:value-type="float" office:value="3889848">
                <text:p>38898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1668568">
                <text:p>1668568</text:p>
              </table:table-cell>
              <table:table-cell office:value-type="float" office:value="419836">
                <text:p>419836</text:p>
              </table:table-cell>
              <table:table-cell office:value-type="float" office:value="1248732">
                <text:p>1248732</text:p>
              </table:table-cell>
              <table:table-cell office:value-type="float" office:value="3810100">
                <text:p>3810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1668568">
                <text:p>1668568</text:p>
              </table:table-cell>
              <table:table-cell office:value-type="float" office:value="419836">
                <text:p>419836</text:p>
              </table:table-cell>
              <table:table-cell office:value-type="float" office:value="1248732">
                <text:p>1248732</text:p>
              </table:table-cell>
              <table:table-cell office:value-type="float" office:value="3730160">
                <text:p>37301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1668568">
                <text:p>1668568</text:p>
              </table:table-cell>
              <table:table-cell office:value-type="float" office:value="419836">
                <text:p>419836</text:p>
              </table:table-cell>
              <table:table-cell office:value-type="float" office:value="1248732">
                <text:p>1248732</text:p>
              </table:table-cell>
              <table:table-cell office:value-type="float" office:value="3652336">
                <text:p>36523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1668568">
                <text:p>1668568</text:p>
              </table:table-cell>
              <table:table-cell office:value-type="float" office:value="419836">
                <text:p>419836</text:p>
              </table:table-cell>
              <table:table-cell office:value-type="float" office:value="1248732">
                <text:p>1248732</text:p>
              </table:table-cell>
              <table:table-cell office:value-type="float" office:value="3572980">
                <text:p>35729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1668568">
                <text:p>1668568</text:p>
              </table:table-cell>
              <table:table-cell office:value-type="float" office:value="419836">
                <text:p>419836</text:p>
              </table:table-cell>
              <table:table-cell office:value-type="float" office:value="1248732">
                <text:p>1248732</text:p>
              </table:table-cell>
              <table:table-cell office:value-type="float" office:value="3494772">
                <text:p>34947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1668568">
                <text:p>1668568</text:p>
              </table:table-cell>
              <table:table-cell office:value-type="float" office:value="419836">
                <text:p>419836</text:p>
              </table:table-cell>
              <table:table-cell office:value-type="float" office:value="1248732">
                <text:p>1248732</text:p>
              </table:table-cell>
              <table:table-cell office:value-type="float" office:value="3416368">
                <text:p>34163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1668568">
                <text:p>1668568</text:p>
              </table:table-cell>
              <table:table-cell office:value-type="float" office:value="419836">
                <text:p>419836</text:p>
              </table:table-cell>
              <table:table-cell office:value-type="float" office:value="1248732">
                <text:p>1248732</text:p>
              </table:table-cell>
              <table:table-cell office:value-type="float" office:value="3337612">
                <text:p>33376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1668568">
                <text:p>1668568</text:p>
              </table:table-cell>
              <table:table-cell office:value-type="float" office:value="419836">
                <text:p>419836</text:p>
              </table:table-cell>
              <table:table-cell office:value-type="float" office:value="1248732">
                <text:p>1248732</text:p>
              </table:table-cell>
              <table:table-cell office:value-type="float" office:value="3259892">
                <text:p>32598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1668568">
                <text:p>1668568</text:p>
              </table:table-cell>
              <table:table-cell office:value-type="float" office:value="419836">
                <text:p>419836</text:p>
              </table:table-cell>
              <table:table-cell office:value-type="float" office:value="1248732">
                <text:p>1248732</text:p>
              </table:table-cell>
              <table:table-cell office:value-type="float" office:value="3182096">
                <text:p>31820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1668568">
                <text:p>1668568</text:p>
              </table:table-cell>
              <table:table-cell office:value-type="float" office:value="419836">
                <text:p>419836</text:p>
              </table:table-cell>
              <table:table-cell office:value-type="float" office:value="1248732">
                <text:p>1248732</text:p>
              </table:table-cell>
              <table:table-cell office:value-type="float" office:value="3103928">
                <text:p>31039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1668568">
                <text:p>1668568</text:p>
              </table:table-cell>
              <table:table-cell office:value-type="float" office:value="419840">
                <text:p>419840</text:p>
              </table:table-cell>
              <table:table-cell office:value-type="float" office:value="1248728">
                <text:p>1248728</text:p>
              </table:table-cell>
              <table:table-cell office:value-type="float" office:value="3025844">
                <text:p>30258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1668568">
                <text:p>1668568</text:p>
              </table:table-cell>
              <table:table-cell office:value-type="float" office:value="419840">
                <text:p>419840</text:p>
              </table:table-cell>
              <table:table-cell office:value-type="float" office:value="1248728">
                <text:p>1248728</text:p>
              </table:table-cell>
              <table:table-cell office:value-type="float" office:value="2945120">
                <text:p>29451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1668568">
                <text:p>1668568</text:p>
              </table:table-cell>
              <table:table-cell office:value-type="float" office:value="419840">
                <text:p>419840</text:p>
              </table:table-cell>
              <table:table-cell office:value-type="float" office:value="1248728">
                <text:p>1248728</text:p>
              </table:table-cell>
              <table:table-cell office:value-type="float" office:value="2865776">
                <text:p>28657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1668568">
                <text:p>1668568</text:p>
              </table:table-cell>
              <table:table-cell office:value-type="float" office:value="419840">
                <text:p>419840</text:p>
              </table:table-cell>
              <table:table-cell office:value-type="float" office:value="1248728">
                <text:p>1248728</text:p>
              </table:table-cell>
              <table:table-cell office:value-type="float" office:value="2786876">
                <text:p>27868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1668568">
                <text:p>1668568</text:p>
              </table:table-cell>
              <table:table-cell office:value-type="float" office:value="419840">
                <text:p>419840</text:p>
              </table:table-cell>
              <table:table-cell office:value-type="float" office:value="1248728">
                <text:p>1248728</text:p>
              </table:table-cell>
              <table:table-cell office:value-type="float" office:value="2708216">
                <text:p>27082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1668568">
                <text:p>1668568</text:p>
              </table:table-cell>
              <table:table-cell office:value-type="float" office:value="419840">
                <text:p>419840</text:p>
              </table:table-cell>
              <table:table-cell office:value-type="float" office:value="1248728">
                <text:p>1248728</text:p>
              </table:table-cell>
              <table:table-cell office:value-type="float" office:value="2630132">
                <text:p>26301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1668568">
                <text:p>1668568</text:p>
              </table:table-cell>
              <table:table-cell office:value-type="float" office:value="419840">
                <text:p>419840</text:p>
              </table:table-cell>
              <table:table-cell office:value-type="float" office:value="1248728">
                <text:p>1248728</text:p>
              </table:table-cell>
              <table:table-cell office:value-type="float" office:value="2551548">
                <text:p>25515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1668568">
                <text:p>1668568</text:p>
              </table:table-cell>
              <table:table-cell office:value-type="float" office:value="419840">
                <text:p>419840</text:p>
              </table:table-cell>
              <table:table-cell office:value-type="float" office:value="1248728">
                <text:p>1248728</text:p>
              </table:table-cell>
              <table:table-cell office:value-type="float" office:value="2473440">
                <text:p>24734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1668568">
                <text:p>1668568</text:p>
              </table:table-cell>
              <table:table-cell office:value-type="float" office:value="419840">
                <text:p>419840</text:p>
              </table:table-cell>
              <table:table-cell office:value-type="float" office:value="1248728">
                <text:p>1248728</text:p>
              </table:table-cell>
              <table:table-cell office:value-type="float" office:value="2396548">
                <text:p>23965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1668568">
                <text:p>1668568</text:p>
              </table:table-cell>
              <table:table-cell office:value-type="float" office:value="419840">
                <text:p>419840</text:p>
              </table:table-cell>
              <table:table-cell office:value-type="float" office:value="1248728">
                <text:p>1248728</text:p>
              </table:table-cell>
              <table:table-cell office:value-type="float" office:value="2318680">
                <text:p>23186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1668568">
                <text:p>1668568</text:p>
              </table:table-cell>
              <table:table-cell office:value-type="float" office:value="419840">
                <text:p>419840</text:p>
              </table:table-cell>
              <table:table-cell office:value-type="float" office:value="1248728">
                <text:p>1248728</text:p>
              </table:table-cell>
              <table:table-cell office:value-type="float" office:value="2239244">
                <text:p>22392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1668568">
                <text:p>1668568</text:p>
              </table:table-cell>
              <table:table-cell office:value-type="float" office:value="419840">
                <text:p>419840</text:p>
              </table:table-cell>
              <table:table-cell office:value-type="float" office:value="1248728">
                <text:p>1248728</text:p>
              </table:table-cell>
              <table:table-cell office:value-type="float" office:value="2160692">
                <text:p>21606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1668568">
                <text:p>1668568</text:p>
              </table:table-cell>
              <table:table-cell office:value-type="float" office:value="419840">
                <text:p>419840</text:p>
              </table:table-cell>
              <table:table-cell office:value-type="float" office:value="1248728">
                <text:p>1248728</text:p>
              </table:table-cell>
              <table:table-cell office:value-type="float" office:value="2082164">
                <text:p>20821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668568">
                <text:p>1668568</text:p>
              </table:table-cell>
              <table:table-cell office:value-type="float" office:value="419840">
                <text:p>419840</text:p>
              </table:table-cell>
              <table:table-cell office:value-type="float" office:value="1248728">
                <text:p>1248728</text:p>
              </table:table-cell>
              <table:table-cell office:value-type="float" office:value="2003644">
                <text:p>20036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">
                <text:p>102</text:p>
              </table:table-cell>
              <table:table-cell office:value-type="float" office:value="1668568">
                <text:p>1668568</text:p>
              </table:table-cell>
              <table:table-cell office:value-type="float" office:value="419840">
                <text:p>419840</text:p>
              </table:table-cell>
              <table:table-cell office:value-type="float" office:value="1248728">
                <text:p>1248728</text:p>
              </table:table-cell>
              <table:table-cell office:value-type="float" office:value="1926276">
                <text:p>19262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">
                <text:p>104</text:p>
              </table:table-cell>
              <table:table-cell office:value-type="float" office:value="1668568">
                <text:p>1668568</text:p>
              </table:table-cell>
              <table:table-cell office:value-type="float" office:value="419840">
                <text:p>419840</text:p>
              </table:table-cell>
              <table:table-cell office:value-type="float" office:value="1248728">
                <text:p>1248728</text:p>
              </table:table-cell>
              <table:table-cell office:value-type="float" office:value="1847592">
                <text:p>18475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">
                <text:p>106</text:p>
              </table:table-cell>
              <table:table-cell office:value-type="float" office:value="1668568">
                <text:p>1668568</text:p>
              </table:table-cell>
              <table:table-cell office:value-type="float" office:value="419840">
                <text:p>419840</text:p>
              </table:table-cell>
              <table:table-cell office:value-type="float" office:value="1248728">
                <text:p>1248728</text:p>
              </table:table-cell>
              <table:table-cell office:value-type="float" office:value="1773868">
                <text:p>17738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">
                <text:p>108</text:p>
              </table:table-cell>
              <table:table-cell office:value-type="float" office:value="1668568">
                <text:p>1668568</text:p>
              </table:table-cell>
              <table:table-cell office:value-type="float" office:value="420040">
                <text:p>420040</text:p>
              </table:table-cell>
              <table:table-cell office:value-type="float" office:value="1248528">
                <text:p>1248528</text:p>
              </table:table-cell>
              <table:table-cell office:value-type="float" office:value="1693564">
                <text:p>1693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1668568">
                <text:p>1668568</text:p>
              </table:table-cell>
              <table:table-cell office:value-type="float" office:value="420044">
                <text:p>420044</text:p>
              </table:table-cell>
              <table:table-cell office:value-type="float" office:value="1248524">
                <text:p>1248524</text:p>
              </table:table-cell>
              <table:table-cell office:value-type="float" office:value="1613208">
                <text:p>16132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">
                <text:p>112</text:p>
              </table:table-cell>
              <table:table-cell office:value-type="float" office:value="1668568">
                <text:p>1668568</text:p>
              </table:table-cell>
              <table:table-cell office:value-type="float" office:value="420128">
                <text:p>420128</text:p>
              </table:table-cell>
              <table:table-cell office:value-type="float" office:value="1248440">
                <text:p>1248440</text:p>
              </table:table-cell>
              <table:table-cell office:value-type="float" office:value="1526188">
                <text:p>15261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">
                <text:p>114</text:p>
              </table:table-cell>
              <table:table-cell office:value-type="float" office:value="1668568">
                <text:p>1668568</text:p>
              </table:table-cell>
              <table:table-cell office:value-type="float" office:value="420128">
                <text:p>420128</text:p>
              </table:table-cell>
              <table:table-cell office:value-type="float" office:value="1248440">
                <text:p>1248440</text:p>
              </table:table-cell>
              <table:table-cell office:value-type="float" office:value="1458872">
                <text:p>14588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">
                <text:p>116</text:p>
              </table:table-cell>
              <table:table-cell office:value-type="float" office:value="1668568">
                <text:p>1668568</text:p>
              </table:table-cell>
              <table:table-cell office:value-type="float" office:value="420132">
                <text:p>420132</text:p>
              </table:table-cell>
              <table:table-cell office:value-type="float" office:value="1248436">
                <text:p>1248436</text:p>
              </table:table-cell>
              <table:table-cell office:value-type="float" office:value="1377948">
                <text:p>13779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9">
                <text:p>119</text:p>
              </table:table-cell>
              <table:table-cell office:value-type="float" office:value="1668568">
                <text:p>1668568</text:p>
              </table:table-cell>
              <table:table-cell office:value-type="float" office:value="420132">
                <text:p>420132</text:p>
              </table:table-cell>
              <table:table-cell office:value-type="float" office:value="1248436">
                <text:p>1248436</text:p>
              </table:table-cell>
              <table:table-cell office:value-type="float" office:value="1295364">
                <text:p>12953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1">
                <text:p>121</text:p>
              </table:table-cell>
              <table:table-cell office:value-type="float" office:value="1668568">
                <text:p>1668568</text:p>
              </table:table-cell>
              <table:table-cell office:value-type="float" office:value="420136">
                <text:p>420136</text:p>
              </table:table-cell>
              <table:table-cell office:value-type="float" office:value="1248432">
                <text:p>1248432</text:p>
              </table:table-cell>
              <table:table-cell office:value-type="float" office:value="1224796">
                <text:p>12247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4">
                <text:p>124</text:p>
              </table:table-cell>
              <table:table-cell office:value-type="float" office:value="1668568">
                <text:p>1668568</text:p>
              </table:table-cell>
              <table:table-cell office:value-type="float" office:value="420148">
                <text:p>420148</text:p>
              </table:table-cell>
              <table:table-cell office:value-type="float" office:value="1248420">
                <text:p>1248420</text:p>
              </table:table-cell>
              <table:table-cell office:value-type="float" office:value="1197496">
                <text:p>11974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7">
                <text:p>127</text:p>
              </table:table-cell>
              <table:table-cell office:value-type="float" office:value="1668568">
                <text:p>1668568</text:p>
              </table:table-cell>
              <table:table-cell office:value-type="float" office:value="420148">
                <text:p>420148</text:p>
              </table:table-cell>
              <table:table-cell office:value-type="float" office:value="1248420">
                <text:p>1248420</text:p>
              </table:table-cell>
              <table:table-cell office:value-type="float" office:value="1118992">
                <text:p>11189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9">
                <text:p>129</text:p>
              </table:table-cell>
              <table:table-cell office:value-type="float" office:value="1668568">
                <text:p>1668568</text:p>
              </table:table-cell>
              <table:table-cell office:value-type="float" office:value="420152">
                <text:p>420152</text:p>
              </table:table-cell>
              <table:table-cell office:value-type="float" office:value="1248416">
                <text:p>1248416</text:p>
              </table:table-cell>
              <table:table-cell office:value-type="float" office:value="1038956">
                <text:p>10389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">
                <text:p>132</text:p>
              </table:table-cell>
              <table:table-cell office:value-type="float" office:value="1668568">
                <text:p>1668568</text:p>
              </table:table-cell>
              <table:table-cell office:value-type="float" office:value="420152">
                <text:p>420152</text:p>
              </table:table-cell>
              <table:table-cell office:value-type="float" office:value="1248416">
                <text:p>1248416</text:p>
              </table:table-cell>
              <table:table-cell office:value-type="float" office:value="960424">
                <text:p>9604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5">
                <text:p>135</text:p>
              </table:table-cell>
              <table:table-cell office:value-type="float" office:value="1668568">
                <text:p>1668568</text:p>
              </table:table-cell>
              <table:table-cell office:value-type="float" office:value="420152">
                <text:p>420152</text:p>
              </table:table-cell>
              <table:table-cell office:value-type="float" office:value="1248416">
                <text:p>1248416</text:p>
              </table:table-cell>
              <table:table-cell office:value-type="float" office:value="868080">
                <text:p>8680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8">
                <text:p>138</text:p>
              </table:table-cell>
              <table:table-cell office:value-type="float" office:value="1668568">
                <text:p>1668568</text:p>
              </table:table-cell>
              <table:table-cell office:value-type="float" office:value="420164">
                <text:p>420164</text:p>
              </table:table-cell>
              <table:table-cell office:value-type="float" office:value="1248404">
                <text:p>1248404</text:p>
              </table:table-cell>
              <table:table-cell office:value-type="float" office:value="802320">
                <text:p>8023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0">
                <text:p>140</text:p>
              </table:table-cell>
              <table:table-cell office:value-type="float" office:value="1668568">
                <text:p>1668568</text:p>
              </table:table-cell>
              <table:table-cell office:value-type="float" office:value="420112">
                <text:p>420112</text:p>
              </table:table-cell>
              <table:table-cell office:value-type="float" office:value="1248456">
                <text:p>1248456</text:p>
              </table:table-cell>
              <table:table-cell office:value-type="float" office:value="719292">
                <text:p>7192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3">
                <text:p>143</text:p>
              </table:table-cell>
              <table:table-cell office:value-type="float" office:value="1668568">
                <text:p>1668568</text:p>
              </table:table-cell>
              <table:table-cell office:value-type="float" office:value="418832">
                <text:p>418832</text:p>
              </table:table-cell>
              <table:table-cell office:value-type="float" office:value="1249736">
                <text:p>1249736</text:p>
              </table:table-cell>
              <table:table-cell office:value-type="float" office:value="643112">
                <text:p>6431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6">
                <text:p>146</text:p>
              </table:table-cell>
              <table:table-cell office:value-type="float" office:value="1668568">
                <text:p>1668568</text:p>
              </table:table-cell>
              <table:table-cell office:value-type="float" office:value="418832">
                <text:p>418832</text:p>
              </table:table-cell>
              <table:table-cell office:value-type="float" office:value="1249736">
                <text:p>1249736</text:p>
              </table:table-cell>
              <table:table-cell office:value-type="float" office:value="565388">
                <text:p>5653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9">
                <text:p>149</text:p>
              </table:table-cell>
              <table:table-cell office:value-type="float" office:value="1668568">
                <text:p>1668568</text:p>
              </table:table-cell>
              <table:table-cell office:value-type="float" office:value="418576">
                <text:p>418576</text:p>
              </table:table-cell>
              <table:table-cell office:value-type="float" office:value="1249992">
                <text:p>1249992</text:p>
              </table:table-cell>
              <table:table-cell office:value-type="float" office:value="488792">
                <text:p>4887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1">
                <text:p>151</text:p>
              </table:table-cell>
              <table:table-cell office:value-type="float" office:value="1668568">
                <text:p>1668568</text:p>
              </table:table-cell>
              <table:table-cell office:value-type="float" office:value="418576">
                <text:p>418576</text:p>
              </table:table-cell>
              <table:table-cell office:value-type="float" office:value="1249992">
                <text:p>1249992</text:p>
              </table:table-cell>
              <table:table-cell office:value-type="float" office:value="411076">
                <text:p>4110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4">
                <text:p>154</text:p>
              </table:table-cell>
              <table:table-cell office:value-type="float" office:value="1668568">
                <text:p>1668568</text:p>
              </table:table-cell>
              <table:table-cell office:value-type="float" office:value="418576">
                <text:p>418576</text:p>
              </table:table-cell>
              <table:table-cell office:value-type="float" office:value="1249992">
                <text:p>1249992</text:p>
              </table:table-cell>
              <table:table-cell office:value-type="float" office:value="341536">
                <text:p>3415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7">
                <text:p>157</text:p>
              </table:table-cell>
              <table:table-cell office:value-type="float" office:value="1668568">
                <text:p>1668568</text:p>
              </table:table-cell>
              <table:table-cell office:value-type="float" office:value="418576">
                <text:p>418576</text:p>
              </table:table-cell>
              <table:table-cell office:value-type="float" office:value="1249992">
                <text:p>1249992</text:p>
              </table:table-cell>
              <table:table-cell office:value-type="float" office:value="270112">
                <text:p>2701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0">
                <text:p>160</text:p>
              </table:table-cell>
              <table:table-cell office:value-type="float" office:value="1668568">
                <text:p>1668568</text:p>
              </table:table-cell>
              <table:table-cell office:value-type="float" office:value="418576">
                <text:p>418576</text:p>
              </table:table-cell>
              <table:table-cell office:value-type="float" office:value="1249992">
                <text:p>1249992</text:p>
              </table:table-cell>
              <table:table-cell office:value-type="float" office:value="195496">
                <text:p>1954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2">
                <text:p>162</text:p>
              </table:table-cell>
              <table:table-cell office:value-type="float" office:value="1668568">
                <text:p>1668568</text:p>
              </table:table-cell>
              <table:table-cell office:value-type="float" office:value="418576">
                <text:p>418576</text:p>
              </table:table-cell>
              <table:table-cell office:value-type="float" office:value="1249992">
                <text:p>1249992</text:p>
              </table:table-cell>
              <table:table-cell office:value-type="float" office:value="124156">
                <text:p>1241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5">
                <text:p>165</text:p>
              </table:table-cell>
              <table:table-cell office:value-type="float" office:value="1668568">
                <text:p>1668568</text:p>
              </table:table-cell>
              <table:table-cell office:value-type="float" office:value="370424">
                <text:p>370424</text:p>
              </table:table-cell>
              <table:table-cell office:value-type="float" office:value="1298144">
                <text:p>1298144</text:p>
              </table:table-cell>
              <table:table-cell office:value-type="float" office:value="85576">
                <text:p>855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8">
                <text:p>168</text:p>
              </table:table-cell>
              <table:table-cell office:value-type="float" office:value="1668568">
                <text:p>1668568</text:p>
              </table:table-cell>
              <table:table-cell office:value-type="float" office:value="222788">
                <text:p>222788</text:p>
              </table:table-cell>
              <table:table-cell office:value-type="float" office:value="1445780">
                <text:p>1445780</text:p>
              </table:table-cell>
              <table:table-cell office:value-type="float" office:value="96012">
                <text:p>960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1">
                <text:p>171</text:p>
              </table:table-cell>
              <table:table-cell office:value-type="float" office:value="1668568">
                <text:p>1668568</text:p>
              </table:table-cell>
              <table:table-cell office:value-type="float" office:value="118196">
                <text:p>118196</text:p>
              </table:table-cell>
              <table:table-cell office:value-type="float" office:value="1550372">
                <text:p>1550372</text:p>
              </table:table-cell>
              <table:table-cell office:value-type="float" office:value="95288">
                <text:p>952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4">
                <text:p>174</text:p>
              </table:table-cell>
              <table:table-cell office:value-type="float" office:value="1668568">
                <text:p>1668568</text:p>
              </table:table-cell>
              <table:table-cell office:value-type="float" office:value="908">
                <text:p>908</text:p>
              </table:table-cell>
              <table:table-cell office:value-type="float" office:value="1667660">
                <text:p>1667660</text:p>
              </table:table-cell>
              <table:table-cell office:value-type="float" office:value="83908">
                <text:p>839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7">
                <text:p>177</text:p>
              </table:table-cell>
              <table:table-cell office:value-type="float" office:value="1668568">
                <text:p>1668568</text:p>
              </table:table-cell>
              <table:table-cell office:value-type="float" office:value="0">
                <text:p>0</text:p>
              </table:table-cell>
              <table:table-cell office:value-type="float" office:value="1668568">
                <text:p>1668568</text:p>
              </table:table-cell>
              <table:table-cell office:value-type="float" office:value="34892">
                <text:p>348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0">
                <text:p>180</text:p>
              </table:table-cell>
              <table:table-cell office:value-type="float" office:value="1668568">
                <text:p>1668568</text:p>
              </table:table-cell>
              <table:table-cell office:value-type="float" office:value="4">
                <text:p>4</text:p>
              </table:table-cell>
              <table:table-cell office:value-type="float" office:value="1668564">
                <text:p>1668564</text:p>
              </table:table-cell>
              <table:table-cell office:value-type="float" office:value="49844">
                <text:p>498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3">
                <text:p>183</text:p>
              </table:table-cell>
              <table:table-cell office:value-type="float" office:value="1668568">
                <text:p>1668568</text:p>
              </table:table-cell>
              <table:table-cell office:value-type="float" office:value="0">
                <text:p>0</text:p>
              </table:table-cell>
              <table:table-cell office:value-type="float" office:value="1668568">
                <text:p>1668568</text:p>
              </table:table-cell>
              <table:table-cell office:value-type="float" office:value="40356">
                <text:p>40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4">
                <text:p>214</text:p>
              </table:table-cell>
              <table:table-cell office:value-type="float" office:value="1668568">
                <text:p>1668568</text:p>
              </table:table-cell>
              <table:table-cell office:value-type="float" office:value="4">
                <text:p>4</text:p>
              </table:table-cell>
              <table:table-cell office:value-type="float" office:value="1668564">
                <text:p>1668564</text:p>
              </table:table-cell>
              <table:table-cell office:value-type="float" office:value="7184">
                <text:p>71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511cm" svg:y="4.203cm" style:legend-expansion="high" chart:style-name="ch2"/>
        <chart:plot-area chart:style-name="ch3" table:cell-range-address="Лист1.A1:Лист1.A84 Лист1.M1:Лист1.M84" chart:data-source-has-labels="row" svg:x="-0.104cm" svg:y="0.39cm" svg:width="11.871cm" svg:height="8.644cm">
          <chartooo:coordinate-region svg:x="1.443cm" svg:y="0.589cm" svg:width="10.044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M2:Лист1.M84" chart:label-cell-address="Лист1.M1:Лист1.M1" chart:class="chart:scatter">
            <chart:domain table:cell-range-address="Лист1.A2:Лист1.A84"/>
            <chart:data-point chart:repeated="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mem.sh VIRT</text:p>
                <draw:g>
                  <svg:desc>Лист1.M1:Лист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Лист1.A2:Лист1.A84</svg:desc>
                </draw:g>
              </table:table-cell>
              <table:table-cell office:value-type="float" office:value="92256">
                <text:p>92256</text:p>
                <draw:g>
                  <svg:desc>Лист1.M2:Лист1.M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0400">
                <text:p>170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48544">
                <text:p>248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26688">
                <text:p>326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04832">
                <text:p>404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82844">
                <text:p>482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560988">
                <text:p>560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639132">
                <text:p>639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717276">
                <text:p>717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795420">
                <text:p>7954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873564">
                <text:p>8735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951708">
                <text:p>9517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1029852">
                <text:p>1029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1107864">
                <text:p>1107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1186008">
                <text:p>1186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264152">
                <text:p>1264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1342296">
                <text:p>13422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1420440">
                <text:p>14204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1498584">
                <text:p>1498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1576728">
                <text:p>15767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1654872">
                <text:p>1654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1732884">
                <text:p>17328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1811028">
                <text:p>18110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1889172">
                <text:p>18891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1967316">
                <text:p>19673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2045460">
                <text:p>20454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2123604">
                <text:p>21236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2201748">
                <text:p>2201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2279892">
                <text:p>22798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2357904">
                <text:p>2357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2436048">
                <text:p>24360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2514192">
                <text:p>25141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2592336">
                <text:p>25923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2670480">
                <text:p>26704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2748624">
                <text:p>27486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2826768">
                <text:p>2826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2904912">
                <text:p>29049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2982924">
                <text:p>29829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3061068">
                <text:p>30610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3139212">
                <text:p>3139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3217356">
                <text:p>32173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3295500">
                <text:p>32955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3373644">
                <text:p>33736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3451788">
                <text:p>34517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3529932">
                <text:p>35299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3607944">
                <text:p>3607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3686088">
                <text:p>36860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3764232">
                <text:p>37642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3842376">
                <text:p>38423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3920520">
                <text:p>39205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">
                <text:p>102</text:p>
              </table:table-cell>
              <table:table-cell office:value-type="float" office:value="3998664">
                <text:p>39986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">
                <text:p>104</text:p>
              </table:table-cell>
              <table:table-cell office:value-type="float" office:value="4076808">
                <text:p>40768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">
                <text:p>106</text:p>
              </table:table-cell>
              <table:table-cell office:value-type="float" office:value="4154952">
                <text:p>41549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">
                <text:p>108</text:p>
              </table:table-cell>
              <table:table-cell office:value-type="float" office:value="4232964">
                <text:p>42329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4311108">
                <text:p>43111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">
                <text:p>112</text:p>
              </table:table-cell>
              <table:table-cell office:value-type="float" office:value="4389252">
                <text:p>43892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">
                <text:p>114</text:p>
              </table:table-cell>
              <table:table-cell office:value-type="float" office:value="4467396">
                <text:p>44673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">
                <text:p>116</text:p>
              </table:table-cell>
              <table:table-cell office:value-type="float" office:value="4545540">
                <text:p>45455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9">
                <text:p>119</text:p>
              </table:table-cell>
              <table:table-cell office:value-type="float" office:value="4623684">
                <text:p>46236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1">
                <text:p>121</text:p>
              </table:table-cell>
              <table:table-cell office:value-type="float" office:value="4701828">
                <text:p>47018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4">
                <text:p>124</text:p>
              </table:table-cell>
              <table:table-cell office:value-type="float" office:value="4779972">
                <text:p>47799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7">
                <text:p>127</text:p>
              </table:table-cell>
              <table:table-cell office:value-type="float" office:value="4857984">
                <text:p>48579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9">
                <text:p>129</text:p>
              </table:table-cell>
              <table:table-cell office:value-type="float" office:value="4936128">
                <text:p>49361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">
                <text:p>132</text:p>
              </table:table-cell>
              <table:table-cell office:value-type="float" office:value="5014272">
                <text:p>50142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5">
                <text:p>135</text:p>
              </table:table-cell>
              <table:table-cell office:value-type="float" office:value="5092416">
                <text:p>50924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8">
                <text:p>138</text:p>
              </table:table-cell>
              <table:table-cell office:value-type="float" office:value="5170560">
                <text:p>51705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0">
                <text:p>140</text:p>
              </table:table-cell>
              <table:table-cell office:value-type="float" office:value="5248704">
                <text:p>52487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3">
                <text:p>143</text:p>
              </table:table-cell>
              <table:table-cell office:value-type="float" office:value="5326848">
                <text:p>53268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6">
                <text:p>146</text:p>
              </table:table-cell>
              <table:table-cell office:value-type="float" office:value="5404992">
                <text:p>54049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9">
                <text:p>149</text:p>
              </table:table-cell>
              <table:table-cell office:value-type="float" office:value="5483004">
                <text:p>54830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1">
                <text:p>151</text:p>
              </table:table-cell>
              <table:table-cell office:value-type="float" office:value="5561148">
                <text:p>55611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4">
                <text:p>154</text:p>
              </table:table-cell>
              <table:table-cell office:value-type="float" office:value="5639292">
                <text:p>56392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7">
                <text:p>157</text:p>
              </table:table-cell>
              <table:table-cell office:value-type="float" office:value="5717436">
                <text:p>57174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0">
                <text:p>160</text:p>
              </table:table-cell>
              <table:table-cell office:value-type="float" office:value="5795580">
                <text:p>57955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2">
                <text:p>162</text:p>
              </table:table-cell>
              <table:table-cell office:value-type="float" office:value="5873724">
                <text:p>58737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5">
                <text:p>165</text:p>
              </table:table-cell>
              <table:table-cell office:value-type="float" office:value="5951868">
                <text:p>59518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8">
                <text:p>168</text:p>
              </table:table-cell>
              <table:table-cell office:value-type="float" office:value="6030012">
                <text:p>60300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1">
                <text:p>171</text:p>
              </table:table-cell>
              <table:table-cell office:value-type="float" office:value="6108024">
                <text:p>61080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4">
                <text:p>174</text:p>
              </table:table-cell>
              <table:table-cell office:value-type="float" office:value="6186168">
                <text:p>61861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7">
                <text:p>177</text:p>
              </table:table-cell>
              <table:table-cell office:value-type="float" office:value="6264312">
                <text:p>62643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0">
                <text:p>180</text:p>
              </table:table-cell>
              <table:table-cell office:value-type="float" office:value="6342456">
                <text:p>63424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3">
                <text:p>183</text:p>
              </table:table-cell>
              <table:table-cell office:value-type="float" office:value="6420600">
                <text:p>64206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4">
                <text:p>214</text:p>
              </table:table-cell>
              <table:table-cell office:value-type="float" office:value="6498744">
                <text:p>64987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